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45A000000A0000000FC2850EAD9DCDE4D55.svg" manifest:media-type="image/svg+xml"/>
  <manifest:file-entry manifest:full-path="Pictures/10000201000000060000000A8647331FA76024B8.png" manifest:media-type="image/png"/>
  <manifest:file-entry manifest:full-path="Pictures/10000201000000080000000C45FEA5A76F1D9C1A.png" manifest:media-type="image/png"/>
  <manifest:file-entry manifest:full-path="Pictures/100002010000002A0000000D6552C193FC845216.png" manifest:media-type="image/png"/>
  <manifest:file-entry manifest:full-path="Pictures/10000D0E000003310000013627105991D4CC1540.svg" manifest:media-type="image/svg+xml"/>
  <manifest:file-entry manifest:full-path="Pictures/100002010000001F0000000CDCB163437593DC5E.png" manifest:media-type="image/png"/>
  <manifest:file-entry manifest:full-path="Pictures/1000079F000000CA0000013CC78FB51AC1FD2D83.svg" manifest:media-type="image/svg+xml"/>
  <manifest:file-entry manifest:full-path="Pictures/100013ED00000459000001502D7BE7145D436806.svg" manifest:media-type="image/svg+xml"/>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Sans" svg:font-family="DejaVuSans"/>
    <style:font-face style:name="DejaVuSans1" svg:font-family="DejaVuSans" style:font-pitch="variable"/>
    <style:font-face style:name="Liberation Sans1" svg:font-family="'Liberation Sans'" style:font-pitch="variable"/>
    <style:font-face style:name="Lucida Sans1"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6.411cm"/>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412cm" fo:min-width="0.22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8" style:family="graphic" style:parent-style-name="standard">
      <style:graphic-properties draw:stroke="solid" svg:stroke-width="0.07cm" svg:stroke-color="#0000ff" draw:stroke-linejoin="round" svg:stroke-linecap="square" draw:fill="none" fo:padding-top="0.035cm" fo:padding-bottom="0.035cm" fo:padding-left="0.035cm" fo:padding-right="0.035cm"/>
    </style:style>
    <style:style style:name="gr9" style:family="graphic" style:parent-style-name="standard">
      <style:graphic-properties draw:stroke="solid" svg:stroke-width="0.07cm" svg:stroke-color="#ff0000" draw:stroke-linejoin="round" svg:stroke-linecap="square" draw:fill="none" fo:padding-top="0.035cm" fo:padding-bottom="0.035cm" fo:padding-left="0.035cm" fo:padding-right="0.035cm"/>
    </style:style>
    <style:style style:name="gr10"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1"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2" style:family="graphic" style:parent-style-name="standard">
      <style:graphic-properties draw:stroke="none" draw:fill="none" draw:textarea-horizontal-align="left" draw:textarea-vertical-align="top" draw:auto-grow-height="true" draw:auto-grow-width="true" fo:min-height="0.666cm" fo:min-width="0.28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6cm" fo:min-width="0.578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67cm" fo:min-width="0.57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0.226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54cm" fo:min-width="0.45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54cm" fo:min-width="0.675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55cm" fo:min-width="0.26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55cm" fo:min-width="0.22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55cm" fo:min-width="0.451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12cm" fo:min-width="0.335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55cm" fo:min-width="1.00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55cm" fo:min-width="0.95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12cm" fo:min-width="0.67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12cm" fo:min-width="0.26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12cm" fo:min-width="0.34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12cm" fo:min-width="1.00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12cm" fo:min-width="0.955cm" fo:padding-top="0cm" fo:padding-bottom="0cm" fo:padding-left="0cm" fo:padding-right="0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fo:min-height="3.185cm"/>
    </style:style>
    <style:style style:name="gr31" style:family="graphic" style:parent-style-name="standard">
      <style:graphic-properties draw:stroke="none" draw:fill="none" fo:min-height="4.741cm"/>
    </style:style>
    <style:style style:name="gr32" style:family="graphic" style:parent-style-name="standard">
      <style:graphic-properties draw:stroke="none" draw:fill="none" draw:textarea-horizontal-align="left" draw:textarea-vertical-align="top" draw:auto-grow-height="true" draw:auto-grow-width="true" fo:min-height="0.297cm" fo:min-width="0.20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297cm" fo:min-width="0.25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97cm" fo:min-width="0.257cm" fo:padding-top="0cm" fo:padding-bottom="0cm" fo:padding-left="0cm" fo:padding-right="0cm"/>
    </style:style>
    <style:style style:name="gr35" style:family="graphic" style:parent-style-name="standard">
      <style:graphic-properties draw:stroke="none" draw:fill="solid" draw:fill-color="#ffffff" draw:opacity="80%"/>
    </style:style>
    <style:style style:name="gr36" style:family="graphic" style:parent-style-name="standard">
      <style:graphic-properties draw:stroke="solid" svg:stroke-width="0.035cm" svg:stroke-color="#cccccc" svg:stroke-opacity="80%" draw:stroke-linejoin="miter" svg:stroke-linecap="butt" draw:fill="none" fo:padding-top="0.017cm" fo:padding-bottom="0.017cm" fo:padding-left="0.017cm" fo:padding-right="0.017cm"/>
    </style:style>
    <style:style style:name="gr37" style:family="graphic" style:parent-style-name="standard">
      <style:graphic-properties draw:stroke="none" draw:fill="none" draw:textarea-horizontal-align="left" draw:textarea-vertical-align="top" draw:auto-grow-height="true" draw:auto-grow-width="true" fo:min-height="0.522cm" fo:min-width="0.23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522cm" fo:min-width="0.474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522cm" fo:min-width="0.277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523cm" fo:min-width="0.237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523cm" fo:min-width="0.474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32cm" fo:min-width="0.3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522cm" fo:min-width="1.05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22cm" fo:min-width="1.00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506cm" fo:min-width="0.26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506cm" fo:min-width="0.52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506cm" fo:min-width="0.524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506cm" fo:min-width="0.785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507cm" fo:min-width="0.785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533cm" fo:min-width="0.242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533cm" fo:min-width="0.483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533cm" fo:min-width="0.482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32cm" fo:min-width="0.28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532cm" fo:min-width="0.48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1cm" fo:min-width="0.314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533cm" fo:min-width="1.07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532cm" fo:min-width="1.022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617cm" fo:min-width="0.3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17cm" fo:min-width="0.619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617cm" fo:min-width="0.926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617cm" fo:min-width="0.92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617cm" fo:min-width="0.362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616cm" fo:min-width="0.619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566cm" fo:min-width="0.364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617cm" fo:min-width="1.373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617cm" fo:min-width="1.31cm" fo:padding-top="0cm" fo:padding-bottom="0cm" fo:padding-left="0cm" fo:padding-right="0cm"/>
    </style:style>
    <style:style style:name="P1" style:family="paragraph">
      <loext:graphic-properties draw:fill="solid"/>
      <style:paragraph-properties fo:text-align="center"/>
    </style:style>
    <style:style style:name="P2" style:family="paragraph">
      <loext:graphic-properties draw:fill="none" draw:fill-color="#ffffff"/>
    </style:style>
    <style:style style:name="P3" style:family="paragraph">
      <loext:graphic-properties draw:fill="solid" draw:fill-color="#ffffff"/>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10pt" style:font-size-asian="10pt" style:font-size-complex="10pt"/>
    </style:style>
    <style:style style:name="P8" style:family="paragraph">
      <loext:graphic-properties draw:fill="solid" draw:fill-color="#ffffff" draw:opacity="80%"/>
    </style:style>
    <style:style style:name="P9" style:family="paragraph">
      <loext:graphic-properties draw:fill="none"/>
      <style:paragraph-properties fo:text-align="center"/>
    </style:style>
    <style:style style:name="P10" style:family="paragraph">
      <style:paragraph-properties fo:text-align="justify"/>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style:paragraph-properties fo:text-align="justify"/>
    </style:style>
    <style:style style:name="T1" style:family="text">
      <style:text-properties fo:color="#000000" style:font-name="DejaVuSans" fo:font-size="10pt" style:font-size-asian="10pt" style:font-name-complex="DejaVuSans" style:font-size-complex="10pt"/>
    </style:style>
    <style:style style:name="T2" style:family="text">
      <style:text-properties fo:color="#000000" style:font-name="DejaVuSans" fo:font-size="10pt" fo:font-style="italic" style:font-size-asian="10pt" style:font-name-complex="DejaVuSans" style:font-size-complex="10pt" style:font-style-complex="italic"/>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869cm" svg:y1="4.144cm" svg:x2="10.844cm" svg:y2="26.786cm">
          <text:p/>
        </draw:line>
        <draw:frame draw:style-name="gr2" draw:text-style-name="P2" draw:layer="layout" svg:width="6.911cm" svg:height="0.962cm" svg:x="6.708cm" svg:y="2.698cm">
          <draw:text-box>
            <text:p>Comparison of Studies</text:p>
          </draw:text-box>
        </draw:frame>
        <draw:polygon draw:style-name="gr3" draw:text-style-name="P3" draw:layer="layout" svg:width="9.344cm" svg:height="6.586cm" svg:x="11.063cm" svg:y="5.378cm" svg:viewBox="0 0 9345 6587" draw:points="0,6587 9345,6587 9345,0 0,0">
          <text:p/>
        </draw:polygon>
        <draw:polygon draw:style-name="gr3" draw:text-style-name="P3" draw:layer="layout" svg:width="8.326cm" svg:height="5.157cm" svg:x="11.928cm" svg:y="5.601cm" svg:viewBox="0 0 8327 5158" draw:points="0,5158 8327,5158 8327,0 0,0">
          <text:p/>
        </draw:polygon>
        <draw:polygon draw:style-name="gr4" draw:text-style-name="P4" draw:layer="layout" svg:width="0cm" svg:height="0.107cm" svg:x="12.307cm" svg:y="10.759cm" svg:viewBox="0 0 0 108" draw:points="0,0 0,108">
          <text:p/>
        </draw:polygon>
        <draw:line draw:style-name="gr5" draw:text-style-name="P5" draw:layer="layout" svg:x1="12.307cm" svg:y1="10.759cm" svg:x2="12.307cm" svg:y2="10.867cm">
          <text:p/>
        </draw:line>
        <draw:polygon draw:style-name="gr4" draw:text-style-name="P4" draw:layer="layout" svg:width="0cm" svg:height="0.107cm" svg:x="13.989cm" svg:y="10.759cm" svg:viewBox="0 0 0 108" draw:points="0,0 0,108">
          <text:p/>
        </draw:polygon>
        <draw:line draw:style-name="gr5" draw:text-style-name="P5" draw:layer="layout" svg:x1="13.989cm" svg:y1="10.759cm" svg:x2="13.989cm" svg:y2="10.867cm">
          <text:p/>
        </draw:line>
        <draw:frame draw:style-name="gr6" draw:text-style-name="P7" draw:layer="layout" svg:width="0.226cm" svg:height="0.412cm" svg:x="12.239cm" svg:y="10.924cm">
          <draw:text-box>
            <text:p text:style-name="P6"><text:span text:style-name="T1">0</text:span></text:p>
          </draw:text-box>
        </draw:frame>
        <draw:polygon draw:style-name="gr4" draw:text-style-name="P4" draw:layer="layout" svg:width="0cm" svg:height="0.107cm" svg:x="15.67cm" svg:y="10.759cm" svg:viewBox="0 0 0 108" draw:points="0,0 0,108">
          <text:p/>
        </draw:polygon>
        <draw:line draw:style-name="gr5" draw:text-style-name="P5" draw:layer="layout" svg:x1="15.67cm" svg:y1="10.759cm" svg:x2="15.67cm" svg:y2="10.867cm">
          <text:p/>
        </draw:line>
        <draw:frame draw:style-name="gr7" draw:text-style-name="P7" draw:layer="layout" svg:width="0.451cm" svg:height="0.412cm" svg:x="13.853cm" svg:y="10.924cm">
          <draw:text-box>
            <text:p text:style-name="P6"><text:span text:style-name="T1">20</text:span></text:p>
          </draw:text-box>
        </draw:frame>
        <draw:polygon draw:style-name="gr4" draw:text-style-name="P4" draw:layer="layout" svg:width="0cm" svg:height="0.107cm" svg:x="17.352cm" svg:y="10.759cm" svg:viewBox="0 0 0 108" draw:points="0,0 0,108">
          <text:p/>
        </draw:polygon>
        <draw:line draw:style-name="gr5" draw:text-style-name="P5" draw:layer="layout" svg:x1="17.352cm" svg:y1="10.759cm" svg:x2="17.352cm" svg:y2="10.867cm">
          <text:p/>
        </draw:line>
        <draw:frame draw:style-name="gr7" draw:text-style-name="P7" draw:layer="layout" svg:width="0.451cm" svg:height="0.412cm" svg:x="15.535cm" svg:y="10.924cm">
          <draw:text-box>
            <text:p text:style-name="P6"><text:span text:style-name="T1">40</text:span></text:p>
          </draw:text-box>
        </draw:frame>
        <draw:polygon draw:style-name="gr4" draw:text-style-name="P4" draw:layer="layout" svg:width="0cm" svg:height="0.107cm" svg:x="19.035cm" svg:y="10.759cm" svg:viewBox="0 0 0 108" draw:points="0,0 0,108">
          <text:p/>
        </draw:polygon>
        <draw:line draw:style-name="gr5" draw:text-style-name="P5" draw:layer="layout" svg:x1="19.035cm" svg:y1="10.759cm" svg:x2="19.035cm" svg:y2="10.867cm">
          <text:p/>
        </draw:line>
        <draw:frame draw:style-name="gr7" draw:text-style-name="P7" draw:layer="layout" svg:width="0.451cm" svg:height="0.412cm" svg:x="17.217cm" svg:y="10.924cm">
          <draw:text-box>
            <text:p text:style-name="P6"><text:span text:style-name="T1">60</text:span></text:p>
          </draw:text-box>
        </draw:frame>
        <draw:polygon draw:style-name="gr4" draw:text-style-name="P4" draw:layer="layout" svg:width="0.073cm" svg:height="0cm" svg:x="11.853cm" svg:y="10.524cm" svg:viewBox="0 0 74 0" draw:points="74,0 0,0">
          <text:p/>
        </draw:polygon>
        <draw:line draw:style-name="gr5" draw:text-style-name="P5" draw:layer="layout" svg:x1="11.927cm" svg:y1="10.524cm" svg:x2="11.853cm" svg:y2="10.524cm">
          <text:p/>
        </draw:line>
        <draw:frame draw:style-name="gr7" draw:text-style-name="P7" draw:layer="layout" svg:width="0.451cm" svg:height="0.412cm" svg:x="18.899cm" svg:y="10.924cm">
          <draw:text-box>
            <text:p text:style-name="P6"><text:span text:style-name="T1">80</text:span></text:p>
          </draw:text-box>
        </draw:frame>
        <draw:polygon draw:style-name="gr4" draw:text-style-name="P4" draw:layer="layout" svg:width="0.073cm" svg:height="0cm" svg:x="11.853cm" svg:y="9.86cm" svg:viewBox="0 0 74 0" draw:points="74,0 0,0">
          <text:p/>
        </draw:polygon>
        <draw:line draw:style-name="gr5" draw:text-style-name="P5" draw:layer="layout" svg:x1="11.927cm" svg:y1="9.86cm" svg:x2="11.853cm" svg:y2="9.86cm">
          <text:p/>
        </draw:line>
        <draw:frame draw:style-name="gr6" draw:text-style-name="P7" draw:layer="layout" svg:width="0.226cm" svg:height="0.412cm" svg:x="11.644cm" svg:y="10.355cm">
          <draw:text-box>
            <text:p text:style-name="P6"><text:span text:style-name="T1">0</text:span></text:p>
          </draw:text-box>
        </draw:frame>
        <draw:polygon draw:style-name="gr4" draw:text-style-name="P4" draw:layer="layout" svg:width="0.073cm" svg:height="0cm" svg:x="11.853cm" svg:y="9.195cm" svg:viewBox="0 0 74 0" draw:points="74,0 0,0">
          <text:p/>
        </draw:polygon>
        <draw:line draw:style-name="gr5" draw:text-style-name="P5" draw:layer="layout" svg:x1="11.927cm" svg:y1="9.195cm" svg:x2="11.853cm" svg:y2="9.195cm">
          <text:p/>
        </draw:line>
        <draw:frame draw:style-name="gr7" draw:text-style-name="P7" draw:layer="layout" svg:width="0.451cm" svg:height="0.412cm" svg:x="11.508cm" svg:y="9.69cm">
          <draw:text-box>
            <text:p text:style-name="P6"><text:span text:style-name="T1">10</text:span></text:p>
          </draw:text-box>
        </draw:frame>
        <draw:polygon draw:style-name="gr4" draw:text-style-name="P4" draw:layer="layout" svg:width="0.073cm" svg:height="0cm" svg:x="11.853cm" svg:y="8.53cm" svg:viewBox="0 0 74 0" draw:points="74,0 0,0">
          <text:p/>
        </draw:polygon>
        <draw:line draw:style-name="gr5" draw:text-style-name="P5" draw:layer="layout" svg:x1="11.927cm" svg:y1="8.53cm" svg:x2="11.853cm" svg:y2="8.53cm">
          <text:p/>
        </draw:line>
        <draw:frame draw:style-name="gr7" draw:text-style-name="P7" draw:layer="layout" svg:width="0.451cm" svg:height="0.412cm" svg:x="11.508cm" svg:y="9.025cm">
          <draw:text-box>
            <text:p text:style-name="P6"><text:span text:style-name="T1">20</text:span></text:p>
          </draw:text-box>
        </draw:frame>
        <draw:polygon draw:style-name="gr4" draw:text-style-name="P4" draw:layer="layout" svg:width="0.073cm" svg:height="0cm" svg:x="11.853cm" svg:y="7.865cm" svg:viewBox="0 0 74 0" draw:points="74,0 0,0">
          <text:p/>
        </draw:polygon>
        <draw:line draw:style-name="gr5" draw:text-style-name="P5" draw:layer="layout" svg:x1="11.927cm" svg:y1="7.865cm" svg:x2="11.853cm" svg:y2="7.865cm">
          <text:p/>
        </draw:line>
        <draw:frame draw:style-name="gr7" draw:text-style-name="P7" draw:layer="layout" svg:width="0.451cm" svg:height="0.412cm" svg:x="11.508cm" svg:y="8.36cm">
          <draw:text-box>
            <text:p text:style-name="P6"><text:span text:style-name="T1">30</text:span></text:p>
          </draw:text-box>
        </draw:frame>
        <draw:polygon draw:style-name="gr4" draw:text-style-name="P4" draw:layer="layout" svg:width="0.073cm" svg:height="0cm" svg:x="11.853cm" svg:y="7.2cm" svg:viewBox="0 0 74 0" draw:points="74,0 0,0">
          <text:p/>
        </draw:polygon>
        <draw:line draw:style-name="gr5" draw:text-style-name="P5" draw:layer="layout" svg:x1="11.927cm" svg:y1="7.2cm" svg:x2="11.853cm" svg:y2="7.2cm">
          <text:p/>
        </draw:line>
        <draw:frame draw:style-name="gr7" draw:text-style-name="P7" draw:layer="layout" svg:width="0.451cm" svg:height="0.412cm" svg:x="11.508cm" svg:y="7.695cm">
          <draw:text-box>
            <text:p text:style-name="P6"><text:span text:style-name="T1">40</text:span></text:p>
          </draw:text-box>
        </draw:frame>
        <draw:polygon draw:style-name="gr4" draw:text-style-name="P4" draw:layer="layout" svg:width="0.073cm" svg:height="0cm" svg:x="11.853cm" svg:y="6.535cm" svg:viewBox="0 0 74 0" draw:points="74,0 0,0">
          <text:p/>
        </draw:polygon>
        <draw:line draw:style-name="gr5" draw:text-style-name="P5" draw:layer="layout" svg:x1="11.927cm" svg:y1="6.535cm" svg:x2="11.853cm" svg:y2="6.535cm">
          <text:p/>
        </draw:line>
        <draw:frame draw:style-name="gr7" draw:text-style-name="P7" draw:layer="layout" svg:width="0.451cm" svg:height="0.412cm" svg:x="11.508cm" svg:y="7.031cm">
          <draw:text-box>
            <text:p text:style-name="P6"><text:span text:style-name="T1">50</text:span></text:p>
          </draw:text-box>
        </draw:frame>
        <draw:polygon draw:style-name="gr4" draw:text-style-name="P4" draw:layer="layout" svg:width="0.073cm" svg:height="0cm" svg:x="11.853cm" svg:y="5.87cm" svg:viewBox="0 0 74 0" draw:points="74,0 0,0">
          <text:p/>
        </draw:polygon>
        <draw:line draw:style-name="gr5" draw:text-style-name="P5" draw:layer="layout" svg:x1="11.927cm" svg:y1="5.87cm" svg:x2="11.853cm" svg:y2="5.87cm">
          <text:p/>
        </draw:line>
        <draw:frame draw:style-name="gr7" draw:text-style-name="P7" draw:layer="layout" svg:width="0.451cm" svg:height="0.412cm" svg:x="11.508cm" svg:y="6.366cm">
          <draw:text-box>
            <text:p text:style-name="P6"><text:span text:style-name="T1">60</text:span></text:p>
          </draw:text-box>
        </draw:frame>
        <draw:polyline draw:style-name="gr8" draw:text-style-name="P5" draw:layer="layout" svg:width="7.569cm" svg:height="4.689cm" svg:x="12.307cm" svg:y="5.835cm" svg:viewBox="0 0 7570 4690" draw:points="0,4690 212,4356 425,4029 637,3716 849,3421 1062,3149 1274,2898 1486,2670 1698,2461 1911,2272 1974,2220 2038,2168 2102,2118 2165,2068 2228,2021 2292,1974 2356,1930 2419,1885 2483,1842 2547,1800 2611,1760 2674,1720 2738,1682 2801,1644 2865,1607 2929,1571 2992,1537 3056,1502 3119,1468 3182,1436 3247,1404 3310,1372 3373,1341 3437,1312 3501,1282 3564,1253 3628,1225 3691,1197 3755,1170 3819,1143 3882,1116 3946,1091 4009,1065 4073,1040 4137,1015 4200,992 4263,968 4327,944 4391,921 4454,898 4518,876 4581,854 4645,832 4709,811 4772,789 4836,768 4899,747 4963,727 5027,707 5090,687 5153,666 5218,647 5281,628 5344,608 5408,589 5471,571 5535,551 5599,533 5662,514 5726,496 5789,478 5853,460 5917,442 5980,425 6043,407 6108,389 6171,372 6234,354 6298,337 6361,320 6425,302 6489,286 6552,268 6616,251 6680,235 6743,218 6807,200 6870,184 6934,167 6998,150 7061,134 7124,117 7188,100 7252,84 7315,67 7379,50 7442,33 7506,17 7570,0">
          <text:p/>
        </draw:polyline>
        <draw:polyline draw:style-name="gr9" draw:text-style-name="P5" draw:layer="layout" svg:width="7.569cm" svg:height="4.655cm" svg:x="12.307cm" svg:y="5.835cm" svg:viewBox="0 0 7570 4656" draw:points="0,2017 212,2214 425,2435 637,2680 849,2955 1062,3258 1274,3591 1486,3951 1698,4333 1911,4656 1974,4538 2038,4421 2102,4305 2165,4189 2228,4075 2292,3963 2356,3852 2419,3743 2483,3637 2547,3533 2611,3432 2674,3333 2738,3237 2801,3143 2865,3052 2929,2964 2992,2879 3056,2796 3119,2716 3182,2639 3247,2563 3310,2491 3373,2421 3437,2352 3501,2287 3564,2223 3628,2162 3691,2102 3755,2044 3819,1988 3882,1933 3946,1880 4009,1829 4073,1778 4137,1730 4200,1683 4263,1637 4327,1593 4391,1549 4454,1507 4518,1465 4581,1425 4645,1386 4709,1348 4772,1310 4836,1273 4899,1238 4963,1203 5027,1167 5090,1134 5153,1101 5218,1068 5281,1036 5344,1004 5408,973 5471,942 5535,912 5599,883 5662,853 5726,824 5789,795 5853,767 5917,738 5980,710 6043,683 6108,655 6171,628 6234,600 6298,573 6361,546 6425,520 6489,492 6552,465 6616,438 6680,411 6743,384 6807,356 6870,329 6934,302 6998,273 7061,244 7124,216 7188,187 7252,157 7315,127 7379,97 7442,65 7506,33 7570,0">
          <text:p/>
        </draw:polyline>
        <draw:line draw:style-name="gr10" draw:text-style-name="P5" draw:layer="layout" svg:x1="11.928cm" svg:y1="10.759cm" svg:x2="11.928cm" svg:y2="5.601cm">
          <text:p/>
        </draw:line>
        <draw:line draw:style-name="gr10" draw:text-style-name="P5" draw:layer="layout" svg:x1="20.254cm" svg:y1="10.759cm" svg:x2="20.254cm" svg:y2="5.601cm">
          <text:p/>
        </draw:line>
        <draw:line draw:style-name="gr10" draw:text-style-name="P5" draw:layer="layout" svg:x1="11.928cm" svg:y1="10.759cm" svg:x2="20.254cm" svg:y2="10.759cm">
          <text:p/>
        </draw:line>
        <draw:line draw:style-name="gr10" draw:text-style-name="P5" draw:layer="layout" svg:x1="11.928cm" svg:y1="5.601cm" svg:x2="20.254cm" svg:y2="5.601cm">
          <text:p/>
        </draw:line>
        <draw:path draw:style-name="gr11" draw:text-style-name="P8" draw:layer="layout" svg:width="2.172cm" svg:height="1.086cm" svg:x="12.035cm" svg:y="5.756cm" svg:viewBox="0 0 2173 1087" svg:d="M61 1087h2051c40 0 61-22 61-63v-962c0-42-21-62-61-62h-2051c-41 0-61 20-61 62v962c0 41 20 63 61 63z">
          <text:p/>
        </draw:path>
        <draw:line draw:style-name="gr8" draw:text-style-name="P5" draw:layer="layout" svg:x1="12.12cm" svg:y1="6.02cm" svg:x2="12.547cm" svg:y2="6.02cm">
          <text:p/>
        </draw:line>
        <draw:frame draw:style-name="gr7" draw:text-style-name="P7" draw:layer="layout" svg:width="0.451cm" svg:height="0.412cm" svg:x="11.508cm" svg:y="5.701cm">
          <draw:text-box>
            <text:p text:style-name="P6"><text:span text:style-name="T1">70</text:span></text:p>
          </draw:text-box>
        </draw:frame>
        <draw:line draw:style-name="gr9" draw:text-style-name="P5" draw:layer="layout" svg:x1="12.12cm" svg:y1="6.516cm" svg:x2="12.547cm" svg:y2="6.516cm">
          <text:p/>
        </draw:line>
        <draw:polygon draw:style-name="gr3" draw:text-style-name="P3" draw:layer="layout" svg:width="9.688cm" svg:height="6.645cm" svg:x="0.532cm" svg:y="5.269cm" svg:viewBox="0 0 9689 6646" draw:points="0,6646 9689,6646 9689,0 0,0">
          <text:p/>
        </draw:polygon>
        <draw:polygon draw:style-name="gr3" draw:text-style-name="P3" draw:layer="layout" svg:width="8.47cm" svg:height="5.204cm" svg:x="1.65cm" svg:y="5.537cm" svg:viewBox="0 0 8471 5205" draw:points="0,5205 8471,5205 8471,0 0,0">
          <text:p/>
        </draw:polygon>
        <draw:polygon draw:style-name="gr4" draw:text-style-name="P4" draw:layer="layout" svg:width="0cm" svg:height="0.108cm" svg:x="2.034cm" svg:y="10.741cm" svg:viewBox="0 0 0 109" draw:points="0,0 0,109">
          <text:p/>
        </draw:polygon>
        <draw:line draw:style-name="gr5" draw:text-style-name="P5" draw:layer="layout" svg:x1="2.034cm" svg:y1="10.741cm" svg:x2="2.034cm" svg:y2="10.85cm">
          <text:p/>
        </draw:line>
        <draw:polygon draw:style-name="gr4" draw:text-style-name="P4" draw:layer="layout" svg:width="0cm" svg:height="0.108cm" svg:x="3.746cm" svg:y="10.741cm" svg:viewBox="0 0 0 109" draw:points="0,0 0,109">
          <text:p/>
        </draw:polygon>
        <draw:line draw:style-name="gr5" draw:text-style-name="P5" draw:layer="layout" svg:x1="3.746cm" svg:y1="10.741cm" svg:x2="3.746cm" svg:y2="10.85cm">
          <text:p/>
        </draw:line>
        <draw:frame draw:style-name="gr12" draw:text-style-name="P7" draw:layer="layout" svg:width="0.289cm" svg:height="0.666cm" svg:x="1.966cm" svg:y="10.908cm">
          <draw:text-box>
            <text:p text:style-name="P6"><text:span text:style-name="T1">0</text:span></text:p>
          </draw:text-box>
        </draw:frame>
        <draw:polygon draw:style-name="gr4" draw:text-style-name="P4" draw:layer="layout" svg:width="0cm" svg:height="0.108cm" svg:x="5.457cm" svg:y="10.741cm" svg:viewBox="0 0 0 109" draw:points="0,0 0,109">
          <text:p/>
        </draw:polygon>
        <draw:line draw:style-name="gr5" draw:text-style-name="P5" draw:layer="layout" svg:x1="5.457cm" svg:y1="10.741cm" svg:x2="5.457cm" svg:y2="10.85cm">
          <text:p/>
        </draw:line>
        <draw:frame draw:style-name="gr13" draw:text-style-name="P7" draw:layer="layout" svg:width="0.578cm" svg:height="0.666cm" svg:x="3.609cm" svg:y="10.908cm">
          <draw:text-box>
            <text:p text:style-name="P6"><text:span text:style-name="T1">20</text:span></text:p>
          </draw:text-box>
        </draw:frame>
        <draw:polygon draw:style-name="gr4" draw:text-style-name="P4" draw:layer="layout" svg:width="0cm" svg:height="0.108cm" svg:x="7.168cm" svg:y="10.741cm" svg:viewBox="0 0 0 109" draw:points="0,0 0,109">
          <text:p/>
        </draw:polygon>
        <draw:line draw:style-name="gr5" draw:text-style-name="P5" draw:layer="layout" svg:x1="7.168cm" svg:y1="10.741cm" svg:x2="7.168cm" svg:y2="10.85cm">
          <text:p/>
        </draw:line>
        <draw:frame draw:style-name="gr13" draw:text-style-name="P7" draw:layer="layout" svg:width="0.578cm" svg:height="0.666cm" svg:x="5.32cm" svg:y="10.908cm">
          <draw:text-box>
            <text:p text:style-name="P6"><text:span text:style-name="T1">40</text:span></text:p>
          </draw:text-box>
        </draw:frame>
        <draw:polygon draw:style-name="gr4" draw:text-style-name="P4" draw:layer="layout" svg:width="0cm" svg:height="0.108cm" svg:x="8.88cm" svg:y="10.741cm" svg:viewBox="0 0 0 109" draw:points="0,0 0,109">
          <text:p/>
        </draw:polygon>
        <draw:line draw:style-name="gr5" draw:text-style-name="P5" draw:layer="layout" svg:x1="8.88cm" svg:y1="10.741cm" svg:x2="8.88cm" svg:y2="10.85cm">
          <text:p/>
        </draw:line>
        <draw:frame draw:style-name="gr13" draw:text-style-name="P7" draw:layer="layout" svg:width="0.578cm" svg:height="0.666cm" svg:x="7.031cm" svg:y="10.908cm">
          <draw:text-box>
            <text:p text:style-name="P6"><text:span text:style-name="T1">60</text:span></text:p>
          </draw:text-box>
        </draw:frame>
        <draw:polygon draw:style-name="gr4" draw:text-style-name="P4" draw:layer="layout" svg:width="0.075cm" svg:height="0cm" svg:x="1.573cm" svg:y="10.495cm" svg:viewBox="0 0 76 0" draw:points="76,0 0,0">
          <text:p/>
        </draw:polygon>
        <draw:line draw:style-name="gr5" draw:text-style-name="P5" draw:layer="layout" svg:x1="1.649cm" svg:y1="10.495cm" svg:x2="1.573cm" svg:y2="10.495cm">
          <text:p/>
        </draw:line>
        <draw:frame draw:style-name="gr13" draw:text-style-name="P7" draw:layer="layout" svg:width="0.578cm" svg:height="0.666cm" svg:x="8.742cm" svg:y="10.908cm">
          <draw:text-box>
            <text:p text:style-name="P6"><text:span text:style-name="T1">80</text:span></text:p>
          </draw:text-box>
        </draw:frame>
        <draw:polygon draw:style-name="gr4" draw:text-style-name="P4" draw:layer="layout" svg:width="0.135cm" svg:height="0.026cm" svg:x="1.063cm" svg:y="10.503cm" svg:viewBox="0 0 136 27" draw:points="0,0 136,0 136,27 0,27">
          <text:p/>
        </draw:polygon>
        <draw:polygon draw:style-name="gr4" draw:text-style-name="P4" draw:layer="layout" svg:width="0.075cm" svg:height="0cm" svg:x="1.573cm" svg:y="9.641cm" svg:viewBox="0 0 76 0" draw:points="76,0 0,0">
          <text:p/>
        </draw:polygon>
        <draw:line draw:style-name="gr5" draw:text-style-name="P5" draw:layer="layout" svg:x1="1.649cm" svg:y1="9.641cm" svg:x2="1.573cm" svg:y2="9.641cm">
          <text:p/>
        </draw:line>
        <draw:frame draw:style-name="gr14" draw:text-style-name="P7" draw:layer="layout" svg:width="0.578cm" svg:height="0.667cm" svg:x="1.222cm" svg:y="10.325cm">
          <draw:text-box>
            <text:p text:style-name="P6"><text:span text:style-name="T1">40</text:span></text:p>
          </draw:text-box>
        </draw:frame>
        <draw:polygon draw:style-name="gr4" draw:text-style-name="P4" draw:layer="layout" svg:width="0.135cm" svg:height="0.026cm" svg:x="1.063cm" svg:y="9.649cm" svg:viewBox="0 0 136 27" draw:points="0,0 136,0 136,27 0,27">
          <text:p/>
        </draw:polygon>
        <draw:polygon draw:style-name="gr4" draw:text-style-name="P4" draw:layer="layout" svg:width="0.075cm" svg:height="0cm" svg:x="1.573cm" svg:y="8.786cm" svg:viewBox="0 0 76 0" draw:points="76,0 0,0">
          <text:p/>
        </draw:polygon>
        <draw:line draw:style-name="gr5" draw:text-style-name="P5" draw:layer="layout" svg:x1="1.649cm" svg:y1="8.786cm" svg:x2="1.573cm" svg:y2="8.786cm">
          <text:p/>
        </draw:line>
        <draw:frame draw:style-name="gr14" draw:text-style-name="P7" draw:layer="layout" svg:width="0.578cm" svg:height="0.667cm" svg:x="1.222cm" svg:y="9.47cm">
          <draw:text-box>
            <text:p text:style-name="P6"><text:span text:style-name="T1">20</text:span></text:p>
          </draw:text-box>
        </draw:frame>
        <draw:polygon draw:style-name="gr4" draw:text-style-name="P4" draw:layer="layout" svg:width="0.075cm" svg:height="0cm" svg:x="1.573cm" svg:y="7.932cm" svg:viewBox="0 0 76 0" draw:points="76,0 0,0">
          <text:p/>
        </draw:polygon>
        <draw:line draw:style-name="gr5" draw:text-style-name="P5" draw:layer="layout" svg:x1="1.649cm" svg:y1="7.932cm" svg:x2="1.573cm" svg:y2="7.932cm">
          <text:p/>
        </draw:line>
        <draw:frame draw:style-name="gr12" draw:text-style-name="P7" draw:layer="layout" svg:width="0.289cm" svg:height="0.666cm" svg:x="1.36cm" svg:y="8.616cm">
          <draw:text-box>
            <text:p text:style-name="P6"><text:span text:style-name="T1">0</text:span></text:p>
          </draw:text-box>
        </draw:frame>
        <draw:polygon draw:style-name="gr4" draw:text-style-name="P4" draw:layer="layout" svg:width="0.075cm" svg:height="0cm" svg:x="1.573cm" svg:y="7.078cm" svg:viewBox="0 0 76 0" draw:points="76,0 0,0">
          <text:p/>
        </draw:polygon>
        <draw:line draw:style-name="gr5" draw:text-style-name="P5" draw:layer="layout" svg:x1="1.649cm" svg:y1="7.078cm" svg:x2="1.573cm" svg:y2="7.078cm">
          <text:p/>
        </draw:line>
        <draw:frame draw:style-name="gr14" draw:text-style-name="P7" draw:layer="layout" svg:width="0.578cm" svg:height="0.667cm" svg:x="1.222cm" svg:y="7.761cm">
          <draw:text-box>
            <text:p text:style-name="P6"><text:span text:style-name="T1">20</text:span></text:p>
          </draw:text-box>
        </draw:frame>
        <draw:polygon draw:style-name="gr4" draw:text-style-name="P4" draw:layer="layout" svg:width="0.075cm" svg:height="0cm" svg:x="1.573cm" svg:y="6.223cm" svg:viewBox="0 0 76 0" draw:points="76,0 0,0">
          <text:p/>
        </draw:polygon>
        <draw:line draw:style-name="gr5" draw:text-style-name="P5" draw:layer="layout" svg:x1="1.649cm" svg:y1="6.223cm" svg:x2="1.573cm" svg:y2="6.223cm">
          <text:p/>
        </draw:line>
        <draw:frame draw:style-name="gr14" draw:text-style-name="P7" draw:layer="layout" svg:width="0.578cm" svg:height="0.667cm" svg:x="1.222cm" svg:y="6.906cm">
          <draw:text-box>
            <text:p text:style-name="P6"><text:span text:style-name="T1">40</text:span></text:p>
          </draw:text-box>
        </draw:frame>
        <draw:polyline draw:style-name="gr8" draw:text-style-name="P5" draw:layer="layout" svg:width="7.701cm" svg:height="3.013cm" svg:x="2.034cm" svg:y="5.773cm" svg:viewBox="0 0 7702 3014" draw:points="0,3014 216,2799 432,2589 648,2389 864,2200 1080,2024 1296,1863 1512,1716 1728,1582 1944,1461 2009,1426 2074,1393 2138,1361 2203,1330 2268,1299 2332,1269 2397,1240 2462,1212 2527,1185 2592,1157 2656,1132 2721,1106 2785,1081 2851,1057 2915,1032 2980,1009 3044,987 3109,965 3174,944 3238,922 3303,902 3368,882 3433,862 3497,843 3562,824 3626,805 3691,787 3756,769 3821,751 3885,734 3950,718 4015,701 4079,685 4144,669 4209,653 4273,637 4338,622 4403,607 4467,592 4532,577 4597,563 4662,549 4726,535 4791,521 4855,507 4920,494 4985,481 5050,467 5114,454 5179,441 5244,428 5308,416 5373,404 5437,391 5503,379 5567,366 5632,355 5696,342 5761,331 5826,319 5890,307 5955,295 6020,284 6085,273 6149,262 6214,250 6278,239 6343,228 6408,216 6473,206 6537,194 6602,184 6667,173 6731,161 6796,151 6861,140 6925,129 6990,118 7055,107 7119,97 7184,86 7249,75 7314,65 7378,54 7443,43 7507,33 7572,21 7637,11 7702,0">
          <text:p/>
        </draw:polyline>
        <draw:polyline draw:style-name="gr9" draw:text-style-name="P5" draw:layer="layout" svg:width="7.701cm" svg:height="4.731cm" svg:x="2.034cm" svg:y="5.773cm" svg:viewBox="0 0 7702 4732" draw:points="0,4732 216,4605 432,4463 648,4305 864,4130 1080,3935 1296,3721 1512,3488 1728,3244 1944,3036 1944,2993 2009,2916 2074,2841 2138,2766 2203,2692 2268,2619 2332,2546 2397,2476 2462,2406 2527,2337 2592,2271 2656,2206 2721,2142 2785,2080 2851,2020 2915,1962 2980,1905 3044,1849 3109,1796 3174,1745 3238,1695 3303,1647 3368,1600 3433,1555 3497,1511 3562,1469 3626,1428 3691,1388 3756,1350 3821,1313 3885,1276 3950,1242 4015,1208 4079,1175 4144,1142 4209,1111 4273,1081 4338,1052 4403,1024 4467,995 4532,969 4597,942 4662,916 4726,891 4791,866 4855,842 4920,819 4985,796 5050,773 5114,750 5179,729 5244,707 5308,687 5373,665 5437,646 5503,625 5567,606 5632,586 5696,567 5761,548 5826,530 5890,511 5955,493 6020,475 6085,457 6149,439 6214,421 6278,404 6343,386 6408,368 6473,351 6537,333 6602,317 6667,299 6731,281 6796,264 6861,247 6925,229 6990,211 7055,193 7119,176 7184,157 7249,139 7314,121 7378,101 7443,82 7507,62 7572,42 7637,21 7702,0">
          <text:p/>
        </draw:polyline>
        <draw:line draw:style-name="gr10" draw:text-style-name="P5" draw:layer="layout" svg:x1="1.65cm" svg:y1="10.741cm" svg:x2="1.65cm" svg:y2="5.537cm">
          <text:p/>
        </draw:line>
        <draw:line draw:style-name="gr10" draw:text-style-name="P5" draw:layer="layout" svg:x1="10.12cm" svg:y1="10.741cm" svg:x2="10.12cm" svg:y2="5.537cm">
          <text:p/>
        </draw:line>
        <draw:line draw:style-name="gr10" draw:text-style-name="P5" draw:layer="layout" svg:x1="1.65cm" svg:y1="10.741cm" svg:x2="10.121cm" svg:y2="10.741cm">
          <text:p/>
        </draw:line>
        <draw:line draw:style-name="gr10" draw:text-style-name="P5" draw:layer="layout" svg:x1="1.65cm" svg:y1="5.537cm" svg:x2="10.121cm" svg:y2="5.537cm">
          <text:p/>
        </draw:line>
        <draw:path draw:style-name="gr11" draw:text-style-name="P8" draw:layer="layout" svg:width="2.303cm" svg:height="1.095cm" svg:x="1.744cm" svg:y="5.678cm" svg:viewBox="0 0 2304 1096" svg:d="M65 1096h2173c44 0 66-21 66-63v-971c0-42-22-62-66-62h-2173c-43 0-65 20-65 62v971c0 42 22 63 65 63z">
          <text:p/>
        </draw:path>
        <draw:line draw:style-name="gr8" draw:text-style-name="P5" draw:layer="layout" svg:x1="1.845cm" svg:y1="5.959cm" svg:x2="2.279cm" svg:y2="5.959cm">
          <text:p/>
        </draw:line>
        <draw:frame draw:style-name="gr14" draw:text-style-name="P7" draw:layer="layout" svg:width="0.578cm" svg:height="0.667cm" svg:x="1.222cm" svg:y="6.052cm">
          <draw:text-box>
            <text:p text:style-name="P6"><text:span text:style-name="T1">60</text:span></text:p>
          </draw:text-box>
        </draw:frame>
        <draw:line draw:style-name="gr9" draw:text-style-name="P5" draw:layer="layout" svg:x1="1.845cm" svg:y1="6.46cm" svg:x2="2.279cm" svg:y2="6.46cm">
          <text:p/>
        </draw:line>
        <draw:polygon draw:style-name="gr3" draw:text-style-name="P3" draw:layer="layout" svg:width="9.393cm" svg:height="6.417cm" svg:x="0.919cm" svg:y="14.514cm" svg:viewBox="0 0 9394 6418" draw:points="0,6418 9394,6418 9394,0 0,0">
          <text:p/>
        </draw:polygon>
        <draw:polygon draw:style-name="gr3" draw:text-style-name="P3" draw:layer="layout" svg:width="8.37cm" svg:height="5.579cm" svg:x="1.788cm" svg:y="14.111cm" svg:viewBox="0 0 8371 5580" draw:points="0,5580 8371,5580 8371,0 0,0">
          <text:p/>
        </draw:polygon>
        <draw:polygon draw:style-name="gr4" draw:text-style-name="P4" draw:layer="layout" svg:width="0cm" svg:height="0.116cm" svg:x="2.169cm" svg:y="19.69cm" svg:viewBox="0 0 0 117" draw:points="0,0 0,117">
          <text:p/>
        </draw:polygon>
        <draw:line draw:style-name="gr5" draw:text-style-name="P5" draw:layer="layout" svg:x1="2.169cm" svg:y1="19.69cm" svg:x2="2.169cm" svg:y2="19.807cm">
          <text:p/>
        </draw:line>
        <draw:polygon draw:style-name="gr4" draw:text-style-name="P4" draw:layer="layout" svg:width="0cm" svg:height="0.116cm" svg:x="3.183cm" svg:y="19.69cm" svg:viewBox="0 0 0 117" draw:points="0,0 0,117">
          <text:p/>
        </draw:polygon>
        <draw:line draw:style-name="gr5" draw:text-style-name="P5" draw:layer="layout" svg:x1="3.183cm" svg:y1="19.69cm" svg:x2="3.183cm" svg:y2="19.807cm">
          <text:p/>
        </draw:line>
        <draw:frame draw:style-name="gr15" draw:text-style-name="P7" draw:layer="layout" svg:width="0.226cm" svg:height="0.454cm" svg:x="2.101cm" svg:y="19.869cm">
          <draw:text-box>
            <text:p text:style-name="P6"><text:span text:style-name="T1">0</text:span></text:p>
          </draw:text-box>
        </draw:frame>
        <draw:polygon draw:style-name="gr4" draw:text-style-name="P4" draw:layer="layout" svg:width="0cm" svg:height="0.116cm" svg:x="4.198cm" svg:y="19.69cm" svg:viewBox="0 0 0 117" draw:points="0,0 0,117">
          <text:p/>
        </draw:polygon>
        <draw:line draw:style-name="gr5" draw:text-style-name="P5" draw:layer="layout" svg:x1="4.198cm" svg:y1="19.69cm" svg:x2="4.198cm" svg:y2="19.807cm">
          <text:p/>
        </draw:line>
        <draw:frame draw:style-name="gr16" draw:text-style-name="P7" draw:layer="layout" svg:width="0.451cm" svg:height="0.454cm" svg:x="3.047cm" svg:y="19.869cm">
          <draw:text-box>
            <text:p text:style-name="P6"><text:span text:style-name="T1">20</text:span></text:p>
          </draw:text-box>
        </draw:frame>
        <draw:polygon draw:style-name="gr4" draw:text-style-name="P4" draw:layer="layout" svg:width="0cm" svg:height="0.116cm" svg:x="5.213cm" svg:y="19.69cm" svg:viewBox="0 0 0 117" draw:points="0,0 0,117">
          <text:p/>
        </draw:polygon>
        <draw:line draw:style-name="gr5" draw:text-style-name="P5" draw:layer="layout" svg:x1="5.213cm" svg:y1="19.69cm" svg:x2="5.213cm" svg:y2="19.807cm">
          <text:p/>
        </draw:line>
        <draw:frame draw:style-name="gr16" draw:text-style-name="P7" draw:layer="layout" svg:width="0.451cm" svg:height="0.454cm" svg:x="4.062cm" svg:y="19.869cm">
          <draw:text-box>
            <text:p text:style-name="P6"><text:span text:style-name="T1">40</text:span></text:p>
          </draw:text-box>
        </draw:frame>
        <draw:polygon draw:style-name="gr4" draw:text-style-name="P4" draw:layer="layout" svg:width="0cm" svg:height="0.116cm" svg:x="6.227cm" svg:y="19.69cm" svg:viewBox="0 0 0 117" draw:points="0,0 0,117">
          <text:p/>
        </draw:polygon>
        <draw:line draw:style-name="gr5" draw:text-style-name="P5" draw:layer="layout" svg:x1="6.227cm" svg:y1="19.69cm" svg:x2="6.227cm" svg:y2="19.807cm">
          <text:p/>
        </draw:line>
        <draw:frame draw:style-name="gr16" draw:text-style-name="P7" draw:layer="layout" svg:width="0.451cm" svg:height="0.454cm" svg:x="5.077cm" svg:y="19.869cm">
          <draw:text-box>
            <text:p text:style-name="P6"><text:span text:style-name="T1">60</text:span></text:p>
          </draw:text-box>
        </draw:frame>
        <draw:polygon draw:style-name="gr4" draw:text-style-name="P4" draw:layer="layout" svg:width="0cm" svg:height="0.116cm" svg:x="7.241cm" svg:y="19.69cm" svg:viewBox="0 0 0 117" draw:points="0,0 0,117">
          <text:p/>
        </draw:polygon>
        <draw:line draw:style-name="gr5" draw:text-style-name="P5" draw:layer="layout" svg:x1="7.241cm" svg:y1="19.69cm" svg:x2="7.241cm" svg:y2="19.807cm">
          <text:p/>
        </draw:line>
        <draw:frame draw:style-name="gr16" draw:text-style-name="P7" draw:layer="layout" svg:width="0.451cm" svg:height="0.454cm" svg:x="6.091cm" svg:y="19.869cm">
          <draw:text-box>
            <text:p text:style-name="P6"><text:span text:style-name="T1">80</text:span></text:p>
          </draw:text-box>
        </draw:frame>
        <draw:polygon draw:style-name="gr4" draw:text-style-name="P4" draw:layer="layout" svg:width="0cm" svg:height="0.116cm" svg:x="8.256cm" svg:y="19.69cm" svg:viewBox="0 0 0 117" draw:points="0,0 0,117">
          <text:p/>
        </draw:polygon>
        <draw:line draw:style-name="gr5" draw:text-style-name="P5" draw:layer="layout" svg:x1="8.256cm" svg:y1="19.69cm" svg:x2="8.256cm" svg:y2="19.807cm">
          <text:p/>
        </draw:line>
        <draw:frame draw:style-name="gr17" draw:text-style-name="P7" draw:layer="layout" svg:width="0.675cm" svg:height="0.454cm" svg:x="7.037cm" svg:y="19.869cm">
          <draw:text-box>
            <text:p text:style-name="P6"><text:span text:style-name="T1">100</text:span></text:p>
          </draw:text-box>
        </draw:frame>
        <draw:polygon draw:style-name="gr4" draw:text-style-name="P4" draw:layer="layout" svg:width="0cm" svg:height="0.116cm" svg:x="9.27cm" svg:y="19.69cm" svg:viewBox="0 0 0 117" draw:points="0,0 0,117">
          <text:p/>
        </draw:polygon>
        <draw:line draw:style-name="gr5" draw:text-style-name="P5" draw:layer="layout" svg:x1="9.27cm" svg:y1="19.69cm" svg:x2="9.27cm" svg:y2="19.807cm">
          <text:p/>
        </draw:line>
        <draw:frame draw:style-name="gr17" draw:text-style-name="P7" draw:layer="layout" svg:width="0.675cm" svg:height="0.454cm" svg:x="8.052cm" svg:y="19.869cm">
          <draw:text-box>
            <text:p text:style-name="P6"><text:span text:style-name="T1">120</text:span></text:p>
          </draw:text-box>
        </draw:frame>
        <draw:frame draw:style-name="gr17" draw:text-style-name="P7" draw:layer="layout" svg:width="0.675cm" svg:height="0.454cm" svg:x="9.066cm" svg:y="19.869cm">
          <draw:text-box>
            <text:p text:style-name="P6"><text:span text:style-name="T1">140</text:span></text:p>
          </draw:text-box>
        </draw:frame>
        <draw:polygon draw:style-name="gr4" draw:text-style-name="P4" draw:layer="layout" svg:width="0.074cm" svg:height="0cm" svg:x="1.713cm" svg:y="19.436cm" svg:viewBox="0 0 75 0" draw:points="75,0 0,0">
          <text:p/>
        </draw:polygon>
        <draw:line draw:style-name="gr5" draw:text-style-name="P5" draw:layer="layout" svg:x1="1.788cm" svg:y1="19.436cm" svg:x2="1.713cm" svg:y2="19.436cm">
          <text:p/>
        </draw:line>
        <draw:frame draw:style-name="gr18" draw:text-style-name="P7" draw:layer="layout" svg:width="0.264cm" svg:height="0.455cm" svg:x="5.888cm" svg:y="20.303cm">
          <draw:text-box>
            <text:p text:style-name="P6"><text:span text:style-name="T2">H</text:span></text:p>
          </draw:text-box>
        </draw:frame>
        <draw:polygon draw:style-name="gr4" draw:text-style-name="P4" draw:layer="layout" svg:width="0.074cm" svg:height="0cm" svg:x="1.713cm" svg:y="18.591cm" svg:viewBox="0 0 75 0" draw:points="75,0 0,0">
          <text:p/>
        </draw:polygon>
        <draw:line draw:style-name="gr5" draw:text-style-name="P5" draw:layer="layout" svg:x1="1.788cm" svg:y1="18.591cm" svg:x2="1.713cm" svg:y2="18.591cm">
          <text:p/>
        </draw:line>
        <draw:frame draw:style-name="gr19" draw:text-style-name="P7" draw:layer="layout" svg:width="0.226cm" svg:height="0.455cm" svg:x="1.503cm" svg:y="19.252cm">
          <draw:text-box>
            <text:p text:style-name="P6"><text:span text:style-name="T1">0</text:span></text:p>
          </draw:text-box>
        </draw:frame>
        <draw:polygon draw:style-name="gr4" draw:text-style-name="P4" draw:layer="layout" svg:width="0.074cm" svg:height="0cm" svg:x="1.713cm" svg:y="17.745cm" svg:viewBox="0 0 75 0" draw:points="75,0 0,0">
          <text:p/>
        </draw:polygon>
        <draw:line draw:style-name="gr5" draw:text-style-name="P5" draw:layer="layout" svg:x1="1.788cm" svg:y1="17.745cm" svg:x2="1.713cm" svg:y2="17.745cm">
          <text:p/>
        </draw:line>
        <draw:frame draw:style-name="gr20" draw:text-style-name="P7" draw:layer="layout" svg:width="0.451cm" svg:height="0.455cm" svg:x="1.366cm" svg:y="18.407cm">
          <draw:text-box>
            <text:p text:style-name="P6"><text:span text:style-name="T1">10</text:span></text:p>
          </draw:text-box>
        </draw:frame>
        <draw:polygon draw:style-name="gr4" draw:text-style-name="P4" draw:layer="layout" svg:width="0.074cm" svg:height="0cm" svg:x="1.713cm" svg:y="16.9cm" svg:viewBox="0 0 75 0" draw:points="75,0 0,0">
          <text:p/>
        </draw:polygon>
        <draw:line draw:style-name="gr5" draw:text-style-name="P5" draw:layer="layout" svg:x1="1.788cm" svg:y1="16.9cm" svg:x2="1.713cm" svg:y2="16.9cm">
          <text:p/>
        </draw:line>
        <draw:frame draw:style-name="gr16" draw:text-style-name="P7" draw:layer="layout" svg:width="0.451cm" svg:height="0.454cm" svg:x="1.366cm" svg:y="17.562cm">
          <draw:text-box>
            <text:p text:style-name="P6"><text:span text:style-name="T1">20</text:span></text:p>
          </draw:text-box>
        </draw:frame>
        <draw:polygon draw:style-name="gr4" draw:text-style-name="P4" draw:layer="layout" svg:width="0.074cm" svg:height="0cm" svg:x="1.713cm" svg:y="16.055cm" svg:viewBox="0 0 75 0" draw:points="75,0 0,0">
          <text:p/>
        </draw:polygon>
        <draw:line draw:style-name="gr5" draw:text-style-name="P5" draw:layer="layout" svg:x1="1.788cm" svg:y1="16.055cm" svg:x2="1.713cm" svg:y2="16.055cm">
          <text:p/>
        </draw:line>
        <draw:frame draw:style-name="gr16" draw:text-style-name="P7" draw:layer="layout" svg:width="0.451cm" svg:height="0.454cm" svg:x="1.366cm" svg:y="16.717cm">
          <draw:text-box>
            <text:p text:style-name="P6"><text:span text:style-name="T1">30</text:span></text:p>
          </draw:text-box>
        </draw:frame>
        <draw:polygon draw:style-name="gr4" draw:text-style-name="P4" draw:layer="layout" svg:width="0.074cm" svg:height="0cm" svg:x="1.713cm" svg:y="15.209cm" svg:viewBox="0 0 75 0" draw:points="75,0 0,0">
          <text:p/>
        </draw:polygon>
        <draw:line draw:style-name="gr5" draw:text-style-name="P5" draw:layer="layout" svg:x1="1.788cm" svg:y1="15.209cm" svg:x2="1.713cm" svg:y2="15.209cm">
          <text:p/>
        </draw:line>
        <draw:frame draw:style-name="gr16" draw:text-style-name="P7" draw:layer="layout" svg:width="0.451cm" svg:height="0.454cm" svg:x="1.366cm" svg:y="15.871cm">
          <draw:text-box>
            <text:p text:style-name="P6"><text:span text:style-name="T1">40</text:span></text:p>
          </draw:text-box>
        </draw:frame>
        <draw:polygon draw:style-name="gr4" draw:text-style-name="P4" draw:layer="layout" svg:width="0.074cm" svg:height="0cm" svg:x="1.713cm" svg:y="14.364cm" svg:viewBox="0 0 75 0" draw:points="75,0 0,0">
          <text:p/>
        </draw:polygon>
        <draw:line draw:style-name="gr5" draw:text-style-name="P5" draw:layer="layout" svg:x1="1.788cm" svg:y1="14.364cm" svg:x2="1.713cm" svg:y2="14.364cm">
          <text:p/>
        </draw:line>
        <draw:frame draw:style-name="gr16" draw:text-style-name="P7" draw:layer="layout" svg:width="0.451cm" svg:height="0.454cm" svg:x="1.366cm" svg:y="15.026cm">
          <draw:text-box>
            <text:p text:style-name="P6"><text:span text:style-name="T1">50</text:span></text:p>
          </draw:text-box>
        </draw:frame>
        <draw:frame draw:style-name="gr16" draw:text-style-name="P7" draw:layer="layout" svg:width="0.451cm" svg:height="0.454cm" svg:x="1.366cm" svg:y="14.181cm">
          <draw:text-box>
            <text:p text:style-name="P6"><text:span text:style-name="T1">60</text:span></text:p>
          </draw:text-box>
        </draw:frame>
        <draw:polygon draw:style-name="gr8" draw:text-style-name="P5" draw:layer="layout" svg:width="7.608cm" svg:height="5.072cm" svg:x="2.169cm" svg:y="14.364cm" svg:viewBox="0 0 7609 5073" draw:points="0,5073 7609,5073 7609,0 0,0">
          <text:p/>
        </draw:polygon>
        <draw:polyline draw:style-name="gr9" draw:text-style-name="P5" draw:layer="layout" svg:width="1.014cm" svg:height="1.491cm" svg:x="2.169cm" svg:y="17.945cm" svg:viewBox="0 0 1015 1492" draw:points="0,1492 1015,1492 1015,646 688,0 204,259">
          <text:p/>
        </draw:polyline>
        <draw:line draw:style-name="gr10" draw:text-style-name="P5" draw:layer="layout" svg:x1="1.788cm" svg:y1="19.69cm" svg:x2="1.788cm" svg:y2="14.111cm">
          <text:p/>
        </draw:line>
        <draw:line draw:style-name="gr10" draw:text-style-name="P5" draw:layer="layout" svg:x1="10.158cm" svg:y1="19.69cm" svg:x2="10.158cm" svg:y2="14.111cm">
          <text:p/>
        </draw:line>
        <draw:line draw:style-name="gr10" draw:text-style-name="P5" draw:layer="layout" svg:x1="1.788cm" svg:y1="19.69cm" svg:x2="10.158cm" svg:y2="19.69cm">
          <text:p/>
        </draw:line>
        <draw:line draw:style-name="gr10" draw:text-style-name="P5" draw:layer="layout" svg:x1="1.788cm" svg:y1="14.111cm" svg:x2="10.158cm" svg:y2="14.111cm">
          <text:p/>
        </draw:line>
        <draw:path draw:style-name="gr11" draw:text-style-name="P8" draw:layer="layout" svg:width="1.793cm" svg:height="1.085cm" svg:x="5.277cm" svg:y="16.358cm" svg:viewBox="0 0 1794 1086" svg:d="M55 1086h1684c37 0 55-23 55-68v-951c0-45-18-67-55-67h-1684c-37 0-55 22-55 67v951c0 45 18 68 55 68z">
          <text:p/>
        </draw:path>
        <draw:line draw:style-name="gr8" draw:text-style-name="P5" draw:layer="layout" svg:x1="5.363cm" svg:y1="16.629cm" svg:x2="5.791cm" svg:y2="16.629cm">
          <text:p/>
        </draw:line>
        <draw:frame draw:style-name="gr21" draw:text-style-name="P7" draw:layer="layout" svg:width="0.335cm" svg:height="0.412cm" draw:transform="rotate (1.5707963267949) translate (1.022cm 17.018cm)">
          <draw:text-box>
            <text:p text:style-name="P6"><text:span text:style-name="T2">V</text:span></text:p>
          </draw:text-box>
        </draw:frame>
        <draw:line draw:style-name="gr9" draw:text-style-name="P5" draw:layer="layout" svg:x1="5.363cm" svg:y1="17.122cm" svg:x2="5.791cm" svg:y2="17.122cm">
          <text:p/>
        </draw:line>
        <draw:frame draw:style-name="gr22" draw:text-style-name="P7" draw:layer="layout" svg:width="1.001cm" svg:height="0.455cm" svg:x="5.963cm" svg:y="16.421cm">
          <draw:text-box>
            <text:p text:style-name="P6"><text:span text:style-name="T2">beam</text:span></text:p>
          </draw:text-box>
        </draw:frame>
        <draw:frame draw:style-name="gr23" draw:text-style-name="P7" draw:layer="layout" svg:width="0.955cm" svg:height="0.455cm" svg:x="5.963cm" svg:y="16.914cm">
          <draw:text-box>
            <text:p text:style-name="P6"><text:span text:style-name="T2">crack</text:span></text:p>
          </draw:text-box>
        </draw:frame>
        <draw:polygon draw:style-name="gr3" draw:text-style-name="P3" draw:layer="layout" svg:width="9.393cm" svg:height="7.264cm" svg:x="11.16cm" svg:y="13.82cm" svg:viewBox="0 0 9394 7265" draw:points="0,7265 9394,7265 9394,0 0,0">
          <text:p/>
        </draw:polygon>
        <draw:polygon draw:style-name="gr3" draw:text-style-name="P3" draw:layer="layout" svg:width="8.37cm" svg:height="5.724cm" svg:x="12.029cm" svg:y="14.062cm" svg:viewBox="0 0 8371 5725" draw:points="0,5725 8371,5725 8371,0 0,0">
          <text:p/>
        </draw:polygon>
        <draw:polygon draw:style-name="gr4" draw:text-style-name="P4" draw:layer="layout" svg:width="0cm" svg:height="0.119cm" svg:x="12.41cm" svg:y="19.792cm" svg:viewBox="0 0 0 120" draw:points="0,0 0,120">
          <text:p/>
        </draw:polygon>
        <draw:line draw:style-name="gr5" draw:text-style-name="P5" draw:layer="layout" svg:x1="12.41cm" svg:y1="19.792cm" svg:x2="12.41cm" svg:y2="19.912cm">
          <text:p/>
        </draw:line>
        <draw:polygon draw:style-name="gr4" draw:text-style-name="P4" draw:layer="layout" svg:width="0cm" svg:height="0.119cm" svg:x="13.424cm" svg:y="19.792cm" svg:viewBox="0 0 0 120" draw:points="0,0 0,120">
          <text:p/>
        </draw:polygon>
        <draw:line draw:style-name="gr5" draw:text-style-name="P5" draw:layer="layout" svg:x1="13.424cm" svg:y1="19.792cm" svg:x2="13.424cm" svg:y2="19.912cm">
          <text:p/>
        </draw:line>
        <draw:frame draw:style-name="gr6" draw:text-style-name="P7" draw:layer="layout" svg:width="0.226cm" svg:height="0.412cm" svg:x="12.342cm" svg:y="19.976cm">
          <draw:text-box>
            <text:p text:style-name="P6"><text:span text:style-name="T1">0</text:span></text:p>
          </draw:text-box>
        </draw:frame>
        <draw:polygon draw:style-name="gr4" draw:text-style-name="P4" draw:layer="layout" svg:width="0cm" svg:height="0.119cm" svg:x="14.439cm" svg:y="19.792cm" svg:viewBox="0 0 0 120" draw:points="0,0 0,120">
          <text:p/>
        </draw:polygon>
        <draw:line draw:style-name="gr5" draw:text-style-name="P5" draw:layer="layout" svg:x1="14.439cm" svg:y1="19.792cm" svg:x2="14.439cm" svg:y2="19.912cm">
          <text:p/>
        </draw:line>
        <draw:frame draw:style-name="gr7" draw:text-style-name="P7" draw:layer="layout" svg:width="0.451cm" svg:height="0.412cm" svg:x="13.288cm" svg:y="19.976cm">
          <draw:text-box>
            <text:p text:style-name="P6"><text:span text:style-name="T1">20</text:span></text:p>
          </draw:text-box>
        </draw:frame>
        <draw:polygon draw:style-name="gr4" draw:text-style-name="P4" draw:layer="layout" svg:width="0cm" svg:height="0.119cm" svg:x="15.454cm" svg:y="19.792cm" svg:viewBox="0 0 0 120" draw:points="0,0 0,120">
          <text:p/>
        </draw:polygon>
        <draw:line draw:style-name="gr5" draw:text-style-name="P5" draw:layer="layout" svg:x1="15.454cm" svg:y1="19.792cm" svg:x2="15.454cm" svg:y2="19.912cm">
          <text:p/>
        </draw:line>
        <draw:frame draw:style-name="gr7" draw:text-style-name="P7" draw:layer="layout" svg:width="0.451cm" svg:height="0.412cm" svg:x="14.303cm" svg:y="19.976cm">
          <draw:text-box>
            <text:p text:style-name="P6"><text:span text:style-name="T1">40</text:span></text:p>
          </draw:text-box>
        </draw:frame>
        <draw:polygon draw:style-name="gr4" draw:text-style-name="P4" draw:layer="layout" svg:width="0cm" svg:height="0.119cm" svg:x="16.468cm" svg:y="19.792cm" svg:viewBox="0 0 0 120" draw:points="0,0 0,120">
          <text:p/>
        </draw:polygon>
        <draw:line draw:style-name="gr5" draw:text-style-name="P5" draw:layer="layout" svg:x1="16.468cm" svg:y1="19.792cm" svg:x2="16.468cm" svg:y2="19.912cm">
          <text:p/>
        </draw:line>
        <draw:frame draw:style-name="gr7" draw:text-style-name="P7" draw:layer="layout" svg:width="0.451cm" svg:height="0.412cm" svg:x="15.318cm" svg:y="19.976cm">
          <draw:text-box>
            <text:p text:style-name="P6"><text:span text:style-name="T1">60</text:span></text:p>
          </draw:text-box>
        </draw:frame>
        <draw:polygon draw:style-name="gr4" draw:text-style-name="P4" draw:layer="layout" svg:width="0cm" svg:height="0.119cm" svg:x="17.482cm" svg:y="19.792cm" svg:viewBox="0 0 0 120" draw:points="0,0 0,120">
          <text:p/>
        </draw:polygon>
        <draw:line draw:style-name="gr5" draw:text-style-name="P5" draw:layer="layout" svg:x1="17.482cm" svg:y1="19.792cm" svg:x2="17.482cm" svg:y2="19.912cm">
          <text:p/>
        </draw:line>
        <draw:frame draw:style-name="gr7" draw:text-style-name="P7" draw:layer="layout" svg:width="0.451cm" svg:height="0.412cm" svg:x="16.332cm" svg:y="19.976cm">
          <draw:text-box>
            <text:p text:style-name="P6"><text:span text:style-name="T1">80</text:span></text:p>
          </draw:text-box>
        </draw:frame>
        <draw:polygon draw:style-name="gr4" draw:text-style-name="P4" draw:layer="layout" svg:width="0cm" svg:height="0.119cm" svg:x="18.497cm" svg:y="19.792cm" svg:viewBox="0 0 0 120" draw:points="0,0 0,120">
          <text:p/>
        </draw:polygon>
        <draw:line draw:style-name="gr5" draw:text-style-name="P5" draw:layer="layout" svg:x1="18.497cm" svg:y1="19.792cm" svg:x2="18.497cm" svg:y2="19.912cm">
          <text:p/>
        </draw:line>
        <draw:frame draw:style-name="gr24" draw:text-style-name="P7" draw:layer="layout" svg:width="0.675cm" svg:height="0.412cm" svg:x="17.278cm" svg:y="19.976cm">
          <draw:text-box>
            <text:p text:style-name="P6"><text:span text:style-name="T1">100</text:span></text:p>
          </draw:text-box>
        </draw:frame>
        <draw:polygon draw:style-name="gr4" draw:text-style-name="P4" draw:layer="layout" svg:width="0cm" svg:height="0.119cm" svg:x="19.511cm" svg:y="19.792cm" svg:viewBox="0 0 0 120" draw:points="0,0 0,120">
          <text:p/>
        </draw:polygon>
        <draw:line draw:style-name="gr5" draw:text-style-name="P5" draw:layer="layout" svg:x1="19.511cm" svg:y1="19.792cm" svg:x2="19.511cm" svg:y2="19.912cm">
          <text:p/>
        </draw:line>
        <draw:frame draw:style-name="gr24" draw:text-style-name="P7" draw:layer="layout" svg:width="0.675cm" svg:height="0.412cm" svg:x="18.294cm" svg:y="19.976cm">
          <draw:text-box>
            <text:p text:style-name="P6"><text:span text:style-name="T1">120</text:span></text:p>
          </draw:text-box>
        </draw:frame>
        <draw:frame draw:style-name="gr24" draw:text-style-name="P7" draw:layer="layout" svg:width="0.675cm" svg:height="0.412cm" svg:x="19.307cm" svg:y="19.976cm">
          <draw:text-box>
            <text:p text:style-name="P6"><text:span text:style-name="T1">140</text:span></text:p>
          </draw:text-box>
        </draw:frame>
        <draw:polygon draw:style-name="gr4" draw:text-style-name="P4" draw:layer="layout" svg:width="0.074cm" svg:height="0cm" svg:x="11.954cm" svg:y="19.532cm" svg:viewBox="0 0 75 0" draw:points="75,0 0,0">
          <text:p/>
        </draw:polygon>
        <draw:line draw:style-name="gr5" draw:text-style-name="P5" draw:layer="layout" svg:x1="12.029cm" svg:y1="19.532cm" svg:x2="11.954cm" svg:y2="19.532cm">
          <text:p/>
        </draw:line>
        <draw:frame draw:style-name="gr25" draw:text-style-name="P7" draw:layer="layout" svg:width="0.264cm" svg:height="0.412cm" svg:x="16.13cm" svg:y="20.422cm">
          <draw:text-box>
            <text:p text:style-name="P6"><text:span text:style-name="T2">H</text:span></text:p>
          </draw:text-box>
        </draw:frame>
        <draw:polygon draw:style-name="gr4" draw:text-style-name="P4" draw:layer="layout" svg:width="0.074cm" svg:height="0cm" svg:x="11.954cm" svg:y="18.664cm" svg:viewBox="0 0 75 0" draw:points="75,0 0,0">
          <text:p/>
        </draw:polygon>
        <draw:line draw:style-name="gr5" draw:text-style-name="P5" draw:layer="layout" svg:x1="12.029cm" svg:y1="18.664cm" svg:x2="11.954cm" svg:y2="18.664cm">
          <text:p/>
        </draw:line>
        <draw:frame draw:style-name="gr6" draw:text-style-name="P7" draw:layer="layout" svg:width="0.226cm" svg:height="0.412cm" svg:x="11.744cm" svg:y="19.343cm">
          <draw:text-box>
            <text:p text:style-name="P6"><text:span text:style-name="T1">0</text:span></text:p>
          </draw:text-box>
        </draw:frame>
        <draw:polygon draw:style-name="gr4" draw:text-style-name="P4" draw:layer="layout" svg:width="0.074cm" svg:height="0cm" svg:x="11.954cm" svg:y="17.797cm" svg:viewBox="0 0 75 0" draw:points="75,0 0,0">
          <text:p/>
        </draw:polygon>
        <draw:line draw:style-name="gr5" draw:text-style-name="P5" draw:layer="layout" svg:x1="12.029cm" svg:y1="17.797cm" svg:x2="11.954cm" svg:y2="17.797cm">
          <text:p/>
        </draw:line>
        <draw:frame draw:style-name="gr7" draw:text-style-name="P7" draw:layer="layout" svg:width="0.451cm" svg:height="0.412cm" svg:x="11.607cm" svg:y="18.476cm">
          <draw:text-box>
            <text:p text:style-name="P6"><text:span text:style-name="T1">10</text:span></text:p>
          </draw:text-box>
        </draw:frame>
        <draw:polygon draw:style-name="gr4" draw:text-style-name="P4" draw:layer="layout" svg:width="0.074cm" svg:height="0cm" svg:x="11.954cm" svg:y="16.93cm" svg:viewBox="0 0 75 0" draw:points="75,0 0,0">
          <text:p/>
        </draw:polygon>
        <draw:line draw:style-name="gr5" draw:text-style-name="P5" draw:layer="layout" svg:x1="12.029cm" svg:y1="16.93cm" svg:x2="11.954cm" svg:y2="16.93cm">
          <text:p/>
        </draw:line>
        <draw:frame draw:style-name="gr7" draw:text-style-name="P7" draw:layer="layout" svg:width="0.451cm" svg:height="0.412cm" svg:x="11.607cm" svg:y="17.609cm">
          <draw:text-box>
            <text:p text:style-name="P6"><text:span text:style-name="T1">20</text:span></text:p>
          </draw:text-box>
        </draw:frame>
        <draw:polygon draw:style-name="gr4" draw:text-style-name="P4" draw:layer="layout" svg:width="0.074cm" svg:height="0cm" svg:x="11.954cm" svg:y="16.062cm" svg:viewBox="0 0 75 0" draw:points="75,0 0,0">
          <text:p/>
        </draw:polygon>
        <draw:line draw:style-name="gr5" draw:text-style-name="P5" draw:layer="layout" svg:x1="12.029cm" svg:y1="16.062cm" svg:x2="11.954cm" svg:y2="16.062cm">
          <text:p/>
        </draw:line>
        <draw:frame draw:style-name="gr7" draw:text-style-name="P7" draw:layer="layout" svg:width="0.451cm" svg:height="0.412cm" svg:x="11.607cm" svg:y="16.741cm">
          <draw:text-box>
            <text:p text:style-name="P6"><text:span text:style-name="T1">30</text:span></text:p>
          </draw:text-box>
        </draw:frame>
        <draw:polygon draw:style-name="gr4" draw:text-style-name="P4" draw:layer="layout" svg:width="0.074cm" svg:height="0cm" svg:x="11.954cm" svg:y="15.195cm" svg:viewBox="0 0 75 0" draw:points="75,0 0,0">
          <text:p/>
        </draw:polygon>
        <draw:line draw:style-name="gr5" draw:text-style-name="P5" draw:layer="layout" svg:x1="12.029cm" svg:y1="15.195cm" svg:x2="11.954cm" svg:y2="15.195cm">
          <text:p/>
        </draw:line>
        <draw:frame draw:style-name="gr7" draw:text-style-name="P7" draw:layer="layout" svg:width="0.451cm" svg:height="0.412cm" svg:x="11.607cm" svg:y="15.874cm">
          <draw:text-box>
            <text:p text:style-name="P6"><text:span text:style-name="T1">40</text:span></text:p>
          </draw:text-box>
        </draw:frame>
        <draw:polygon draw:style-name="gr4" draw:text-style-name="P4" draw:layer="layout" svg:width="0.074cm" svg:height="0cm" svg:x="11.954cm" svg:y="14.327cm" svg:viewBox="0 0 75 0" draw:points="75,0 0,0">
          <text:p/>
        </draw:polygon>
        <draw:line draw:style-name="gr5" draw:text-style-name="P5" draw:layer="layout" svg:x1="12.029cm" svg:y1="14.327cm" svg:x2="11.954cm" svg:y2="14.327cm">
          <text:p/>
        </draw:line>
        <draw:frame draw:style-name="gr7" draw:text-style-name="P7" draw:layer="layout" svg:width="0.451cm" svg:height="0.412cm" svg:x="11.607cm" svg:y="15.006cm">
          <draw:text-box>
            <text:p text:style-name="P6"><text:span text:style-name="T1">50</text:span></text:p>
          </draw:text-box>
        </draw:frame>
        <draw:frame draw:style-name="gr7" draw:text-style-name="P7" draw:layer="layout" svg:width="0.451cm" svg:height="0.412cm" svg:x="11.607cm" svg:y="14.139cm">
          <draw:text-box>
            <text:p text:style-name="P6"><text:span text:style-name="T1">60</text:span></text:p>
          </draw:text-box>
        </draw:frame>
        <draw:polygon draw:style-name="gr8" draw:text-style-name="P5" draw:layer="layout" svg:width="7.608cm" svg:height="5.204cm" svg:x="12.41cm" svg:y="14.327cm" svg:viewBox="0 0 7609 5205" draw:points="0,5205 7609,5205 7609,0 0,0">
          <text:p/>
        </draw:polygon>
        <draw:polyline draw:style-name="gr9" draw:text-style-name="P5" draw:layer="layout" svg:width="4.121cm" svg:height="5.182cm" svg:x="12.41cm" svg:y="14.35cm" svg:viewBox="0 0 4122 5183" draw:points="0,5183 1015,5183 1015,5096 1048,5030 1096,5007 1143,4972 1177,4908 1226,4889 1276,4867 1322,4835 1359,4775 1410,4775 1460,4795 1475,4713 1500,4636 1534,4573 1585,4560 1635,4552 1686,4552 1735,4571 1751,4488 1775,4412 1809,4349 1859,4333 1909,4316 1958,4297 2007,4273 2052,4235 2079,4160 2116,4103 2133,4021 2156,3943 2184,3871 2227,3826 2207,3746 2236,3674 2281,3633 2281,3547 2314,3480 2363,3457 2410,3422 2442,3356 2492,3334 2539,3303 2577,3246 2595,3165 2617,3087 2642,3012 2680,2954 2697,2872 2720,2794 2748,2722 2790,2674 2796,2589 2827,2520 2875,2490 2915,2436 2933,2355 2954,2276 2980,2202 3021,2148 3038,2067 3059,1987 3085,1912 3122,1853 3172,1852 3222,1869 3239,1787 3262,1710 3293,1642 3340,1610 3378,1552 3395,1470 3417,1392 3445,1320 3487,1271 3495,1186 3525,1117 3572,1083 3607,1020 3658,1009 3708,1001 3759,1005 3776,924 3798,845 3825,773 3867,722 3881,639 3907,564 3944,505 3961,423 3984,346 4014,275 4059,236 4077,155 4098,76 4122,0">
          <text:p/>
        </draw:polyline>
        <draw:line draw:style-name="gr10" draw:text-style-name="P5" draw:layer="layout" svg:x1="12.029cm" svg:y1="19.792cm" svg:x2="12.029cm" svg:y2="14.068cm">
          <text:p/>
        </draw:line>
        <draw:line draw:style-name="gr10" draw:text-style-name="P5" draw:layer="layout" svg:x1="20.399cm" svg:y1="19.792cm" svg:x2="20.399cm" svg:y2="14.068cm">
          <text:p/>
        </draw:line>
        <draw:line draw:style-name="gr10" draw:text-style-name="P5" draw:layer="layout" svg:x1="12.029cm" svg:y1="19.792cm" svg:x2="20.399cm" svg:y2="19.792cm">
          <text:p/>
        </draw:line>
        <draw:line draw:style-name="gr10" draw:text-style-name="P5" draw:layer="layout" svg:x1="12.029cm" svg:y1="14.068cm" svg:x2="20.399cm" svg:y2="14.068cm">
          <text:p/>
        </draw:line>
        <draw:path draw:style-name="gr11" draw:text-style-name="P8" draw:layer="layout" svg:width="1.809cm" svg:height="1.113cm" svg:x="15.518cm" svg:y="16.373cm" svg:viewBox="0 0 1810 1114" svg:d="M55 1114h1699c38 0 56-23 56-69v-977c0-46-18-68-56-68h-1699c-37 0-55 22-55 68v977c0 46 18 69 55 69z">
          <text:p/>
        </draw:path>
        <draw:line draw:style-name="gr8" draw:text-style-name="P5" draw:layer="layout" svg:x1="15.604cm" svg:y1="16.651cm" svg:x2="16.032cm" svg:y2="16.651cm">
          <text:p/>
        </draw:line>
        <draw:frame draw:style-name="gr26" draw:text-style-name="P7" draw:layer="layout" svg:width="0.344cm" svg:height="0.412cm" draw:transform="rotate (1.5707963267949) translate (11.263cm 17.051cm)">
          <draw:text-box>
            <text:p text:style-name="P6"><text:span text:style-name="T2">V</text:span></text:p>
          </draw:text-box>
        </draw:frame>
        <draw:line draw:style-name="gr9" draw:text-style-name="P5" draw:layer="layout" svg:x1="15.604cm" svg:y1="17.157cm" svg:x2="16.032cm" svg:y2="17.157cm">
          <text:p/>
        </draw:line>
        <draw:frame draw:style-name="gr27" draw:text-style-name="P7" draw:layer="layout" svg:width="1.001cm" svg:height="0.412cm" svg:x="16.204cm" svg:y="16.439cm">
          <draw:text-box>
            <text:p text:style-name="P6"><text:span text:style-name="T2">beam</text:span></text:p>
          </draw:text-box>
        </draw:frame>
        <draw:frame draw:style-name="gr28" draw:text-style-name="P7" draw:layer="layout" svg:width="0.955cm" svg:height="0.412cm" svg:x="16.204cm" svg:y="16.944cm">
          <draw:text-box>
            <text:p text:style-name="P6"><text:span text:style-name="T2">crack</text:span></text:p>
          </draw:text-box>
        </draw:frame>
        <draw:g>
          <svg:title>TexMaths</svg:title>
          <svg:desc>14§display§\theta§svg§600§FALSE§</svg:desc>
          <draw:frame draw:style-name="gr29" draw:text-style-name="P9" draw:layer="layout" svg:width="0.223cm" svg:height="0.351cm" svg:x="0.806cm" svg:y="8.087cm">
            <draw:image xlink:href="Pictures/1000045A000000A0000000FC2850EAD9DCDE4D55.svg" xlink:type="simple" xlink:show="embed" xlink:actuate="onLoad" loext:mime-type="image/svg+xml">
              <text:p/>
            </draw:image>
            <draw:image xlink:href="Pictures/10000201000000060000000A8647331FA76024B8.png" xlink:type="simple" xlink:show="embed" xlink:actuate="onLoad" loext:mime-type="image/png"/>
          </draw:frame>
          <draw:frame draw:style-name="gr29" draw:text-style-name="P9" draw:layer="layout" svg:width="0.223cm" svg:height="0.351cm" svg:x="11.154cm" svg:y="8.136cm">
            <draw:image xlink:href="Pictures/1000045A000000A0000000FC2850EAD9DCDE4D55.svg" xlink:type="simple" xlink:show="embed" xlink:actuate="onLoad" loext:mime-type="image/svg+xml">
              <text:p/>
            </draw:image>
            <draw:image xlink:href="Pictures/10000201000000060000000A8647331FA76024B8.png" xlink:type="simple" xlink:show="embed" xlink:actuate="onLoad" loext:mime-type="image/png"/>
          </draw:frame>
        </draw:g>
        <draw:g>
          <svg:title>TexMaths</svg:title>
          <svg:desc>14§display§\eta = 0 §svg§600§FALSE§</svg:desc>
          <draw:frame draw:style-name="gr29" draw:text-style-name="P9" draw:layer="layout" svg:width="1.142cm" svg:height="0.433cm" svg:x="2.446cm" svg:y="5.719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draw:g>
          <svg:title>TexMaths</svg:title>
          <svg:desc>14§display§\eta = 0 §svg§600§FALSE§</svg:desc>
          <draw:frame draw:style-name="gr29" draw:text-style-name="P9" draw:layer="layout" svg:width="1.142cm" svg:height="0.433cm" svg:x="2.446cm" svg:y="5.72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svg:title>TexMaths</svg:title>
            <svg:desc>14§display§\eta = 0.5§svg§600§FALSE§</svg:desc>
            <draw:frame draw:style-name="gr29" draw:text-style-name="P9" draw:layer="layout" svg:width="1.557cm" svg:height="0.469cm" svg:x="2.354cm" svg:y="6.191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draw:g>
          <svg:title>TexMaths</svg:title>
          <svg:desc>14§display§\eta = 0 §svg§600§FALSE§</svg:desc>
          <draw:frame draw:style-name="gr29" draw:text-style-name="P9" draw:layer="layout" svg:width="1.142cm" svg:height="0.433cm" svg:x="12.659cm" svg:y="5.838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svg:title>TexMaths</svg:title>
            <svg:desc>14§display§\eta = 0.5§svg§600§FALSE§</svg:desc>
            <draw:frame draw:style-name="gr29" draw:text-style-name="P9" draw:layer="layout" svg:width="1.557cm" svg:height="0.469cm" svg:x="12.626cm" svg:y="6.249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draw:g>
          <svg:title>TexMaths</svg:title>
          <svg:desc>14§display§\beta§svg§600§FALSE§</svg:desc>
          <draw:frame draw:style-name="gr29" draw:text-style-name="P9" draw:layer="layout" svg:width="0.281cm" svg:height="0.441cm" svg:x="15.901cm" svg:y="11.396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g>
          <svg:title>TexMaths</svg:title>
          <svg:desc>14§display§\beta§svg§600§FALSE§</svg:desc>
          <draw:g>
            <svg:title>TexMaths</svg:title>
            <svg:desc>14§display§\beta§svg§600§FALSE§</svg:desc>
            <draw:g>
              <svg:title>TexMaths</svg:title>
              <svg:desc>14§display§\beta§svg§600§FALSE§</svg:desc>
              <draw:frame draw:style-name="gr29" draw:text-style-name="P9" draw:layer="layout" svg:width="0.281cm" svg:height="0.441cm" svg:x="4.66cm" svg:y="11.43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g>
        </draw:g>
        <draw:frame draw:style-name="gr30" draw:text-style-name="P11" draw:layer="layout" svg:width="7.039cm" svg:height="3.435cm" svg:x="2.403cm" svg:y="21.755cm">
          <draw:text-box>
            <text:p><text:span text:style-name="T3">Observation:</text:span></text:p>
            <text:p text:style-name="P10"><text:span text:style-name="T4">By flipping the curve it is visualized that the crack bends down on the left side and furthermore, it keeps moving down which is realistically not possible.</text:span></text:p>
          </draw:text-box>
        </draw:frame>
        <draw:frame draw:style-name="gr31" draw:text-style-name="P12" draw:layer="layout" svg:width="7.552cm" svg:height="4.991cm" svg:x="12.268cm" svg:y="21.803cm">
          <draw:text-box>
            <text:p text:style-name="P10"><text:span text:style-name="T3">Observation:</text:span></text:p>
            <text:p text:style-name="P10"><text:span text:style-name="T4">Following this layout of crack propagation angle with inclination angle it is visualized that the crack can propagate in quite acceptable way. However, a slight assumption is made that when the angle of propagation increases more then 90 degrees then an assumption is made to propagate the crack upwards.</text:span></text:p>
          </draw:text-box>
        </draw:frame>
      </draw:page>
      <draw:page draw:name="page2" draw:style-name="dp1" draw:master-page-name="Default">
        <draw:line draw:style-name="gr1" draw:text-style-name="P1" draw:layer="layout" svg:x1="10.87cm" svg:y1="4.144cm" svg:x2="10.845cm" svg:y2="26.786cm">
          <text:p/>
        </draw:line>
        <draw:frame draw:style-name="gr2" draw:text-style-name="P2" draw:layer="layout" svg:width="6.911cm" svg:height="0.962cm" svg:x="6.709cm" svg:y="2.698cm">
          <draw:text-box>
            <text:p>Comparison of Studies</text:p>
          </draw:text-box>
        </draw:frame>
        <draw:polygon draw:style-name="gr3" draw:text-style-name="P3" draw:layer="layout" svg:width="9.005cm" svg:height="5.405cm" svg:x="1.145cm" svg:y="4.265cm" svg:viewBox="0 0 9006 5406" draw:points="0,5406 9006,5406 9006,0 0,0">
          <text:p/>
        </draw:polygon>
        <draw:polygon draw:style-name="gr3" draw:text-style-name="P3" draw:layer="layout" svg:width="7.873cm" svg:height="4.233cm" svg:x="2.132cm" svg:y="4.448cm" svg:viewBox="0 0 7874 4234" draw:points="0,4234 7874,4234 7874,0 0,0">
          <text:p/>
        </draw:polygon>
        <draw:polygon draw:style-name="gr4" draw:text-style-name="P4" draw:layer="layout" svg:width="0cm" svg:height="0.088cm" svg:x="2.49cm" svg:y="8.681cm" svg:viewBox="0 0 0 89" draw:points="0,0 0,89">
          <text:p/>
        </draw:polygon>
        <draw:line draw:style-name="gr5" draw:text-style-name="P5" draw:layer="layout" svg:x1="2.49cm" svg:y1="8.681cm" svg:x2="2.49cm" svg:y2="8.77cm">
          <text:p/>
        </draw:line>
        <draw:polygon draw:style-name="gr4" draw:text-style-name="P4" draw:layer="layout" svg:width="0cm" svg:height="0.088cm" svg:x="4.08cm" svg:y="8.681cm" svg:viewBox="0 0 0 89" draw:points="0,0 0,89">
          <text:p/>
        </draw:polygon>
        <draw:line draw:style-name="gr5" draw:text-style-name="P5" draw:layer="layout" svg:x1="4.08cm" svg:y1="8.681cm" svg:x2="4.08cm" svg:y2="8.77cm">
          <text:p/>
        </draw:line>
        <draw:frame draw:style-name="gr32" draw:text-style-name="P7" draw:layer="layout" svg:width="0.226cm" svg:height="0.412cm" svg:x="2.426cm" svg:y="8.817cm">
          <draw:text-box>
            <text:p text:style-name="P6"><text:span text:style-name="T1">0</text:span></text:p>
          </draw:text-box>
        </draw:frame>
        <draw:polygon draw:style-name="gr4" draw:text-style-name="P4" draw:layer="layout" svg:width="0cm" svg:height="0.088cm" svg:x="5.671cm" svg:y="8.681cm" svg:viewBox="0 0 0 89" draw:points="0,0 0,89">
          <text:p/>
        </draw:polygon>
        <draw:line draw:style-name="gr5" draw:text-style-name="P5" draw:layer="layout" svg:x1="5.671cm" svg:y1="8.681cm" svg:x2="5.671cm" svg:y2="8.77cm">
          <text:p/>
        </draw:line>
        <draw:frame draw:style-name="gr33" draw:text-style-name="P7" draw:layer="layout" svg:width="0.451cm" svg:height="0.412cm" svg:x="3.952cm" svg:y="8.817cm">
          <draw:text-box>
            <text:p text:style-name="P6"><text:span text:style-name="T1">20</text:span></text:p>
          </draw:text-box>
        </draw:frame>
        <draw:polygon draw:style-name="gr4" draw:text-style-name="P4" draw:layer="layout" svg:width="0cm" svg:height="0.088cm" svg:x="7.261cm" svg:y="8.681cm" svg:viewBox="0 0 0 89" draw:points="0,0 0,89">
          <text:p/>
        </draw:polygon>
        <draw:line draw:style-name="gr5" draw:text-style-name="P5" draw:layer="layout" svg:x1="7.261cm" svg:y1="8.681cm" svg:x2="7.261cm" svg:y2="8.77cm">
          <text:p/>
        </draw:line>
        <draw:frame draw:style-name="gr33" draw:text-style-name="P7" draw:layer="layout" svg:width="0.451cm" svg:height="0.412cm" svg:x="5.543cm" svg:y="8.817cm">
          <draw:text-box>
            <text:p text:style-name="P6"><text:span text:style-name="T1">40</text:span></text:p>
          </draw:text-box>
        </draw:frame>
        <draw:polygon draw:style-name="gr4" draw:text-style-name="P4" draw:layer="layout" svg:width="0cm" svg:height="0.088cm" svg:x="8.852cm" svg:y="8.681cm" svg:viewBox="0 0 0 89" draw:points="0,0 0,89">
          <text:p/>
        </draw:polygon>
        <draw:line draw:style-name="gr5" draw:text-style-name="P5" draw:layer="layout" svg:x1="8.852cm" svg:y1="8.681cm" svg:x2="8.852cm" svg:y2="8.77cm">
          <text:p/>
        </draw:line>
        <draw:frame draw:style-name="gr33" draw:text-style-name="P7" draw:layer="layout" svg:width="0.451cm" svg:height="0.412cm" svg:x="7.134cm" svg:y="8.817cm">
          <draw:text-box>
            <text:p text:style-name="P6"><text:span text:style-name="T1">60</text:span></text:p>
          </draw:text-box>
        </draw:frame>
        <draw:polygon draw:style-name="gr4" draw:text-style-name="P4" draw:layer="layout" svg:width="0.07cm" svg:height="0cm" svg:x="2.061cm" svg:y="8.201cm" svg:viewBox="0 0 71 0" draw:points="71,0 0,0">
          <text:p/>
        </draw:polygon>
        <draw:line draw:style-name="gr5" draw:text-style-name="P5" draw:layer="layout" svg:x1="2.132cm" svg:y1="8.201cm" svg:x2="2.061cm" svg:y2="8.201cm">
          <text:p/>
        </draw:line>
        <draw:frame draw:style-name="gr33" draw:text-style-name="P7" draw:layer="layout" svg:width="0.451cm" svg:height="0.412cm" svg:x="8.724cm" svg:y="8.817cm">
          <draw:text-box>
            <text:p text:style-name="P6"><text:span text:style-name="T1">80</text:span></text:p>
          </draw:text-box>
        </draw:frame>
        <draw:polygon draw:style-name="gr4" draw:text-style-name="P4" draw:layer="layout" svg:width="0.126cm" svg:height="0.021cm" svg:x="1.587cm" svg:y="8.208cm" svg:viewBox="0 0 127 22" draw:points="0,0 127,0 127,22 0,22">
          <text:p/>
        </draw:polygon>
        <draw:polygon draw:style-name="gr4" draw:text-style-name="P4" draw:layer="layout" svg:width="0.07cm" svg:height="0cm" svg:x="2.061cm" svg:y="7.656cm" svg:viewBox="0 0 71 0" draw:points="71,0 0,0">
          <text:p/>
        </draw:polygon>
        <draw:line draw:style-name="gr5" draw:text-style-name="P5" draw:layer="layout" svg:x1="2.132cm" svg:y1="7.656cm" svg:x2="2.061cm" svg:y2="7.656cm">
          <text:p/>
        </draw:line>
        <draw:frame draw:style-name="gr34" draw:text-style-name="P7" draw:layer="layout" svg:width="0.451cm" svg:height="0.412cm" svg:x="1.735cm" svg:y="8.062cm">
          <draw:text-box>
            <text:p text:style-name="P6"><text:span text:style-name="T1">60</text:span></text:p>
          </draw:text-box>
        </draw:frame>
        <draw:polygon draw:style-name="gr4" draw:text-style-name="P4" draw:layer="layout" svg:width="0.126cm" svg:height="0.021cm" svg:x="1.587cm" svg:y="7.662cm" svg:viewBox="0 0 127 22" draw:points="0,0 127,0 127,22 0,22">
          <text:p/>
        </draw:polygon>
        <draw:polygon draw:style-name="gr4" draw:text-style-name="P4" draw:layer="layout" svg:width="0.07cm" svg:height="0cm" svg:x="2.061cm" svg:y="7.11cm" svg:viewBox="0 0 71 0" draw:points="71,0 0,0">
          <text:p/>
        </draw:polygon>
        <draw:line draw:style-name="gr5" draw:text-style-name="P5" draw:layer="layout" svg:x1="2.132cm" svg:y1="7.11cm" svg:x2="2.061cm" svg:y2="7.11cm">
          <text:p/>
        </draw:line>
        <draw:frame draw:style-name="gr34" draw:text-style-name="P7" draw:layer="layout" svg:width="0.451cm" svg:height="0.412cm" svg:x="1.735cm" svg:y="7.517cm">
          <draw:text-box>
            <text:p text:style-name="P6"><text:span text:style-name="T1">40</text:span></text:p>
          </draw:text-box>
        </draw:frame>
        <draw:polygon draw:style-name="gr4" draw:text-style-name="P4" draw:layer="layout" svg:width="0.126cm" svg:height="0.021cm" svg:x="1.587cm" svg:y="7.116cm" svg:viewBox="0 0 127 22" draw:points="0,0 127,0 127,22 0,22">
          <text:p/>
        </draw:polygon>
        <draw:polygon draw:style-name="gr4" draw:text-style-name="P4" draw:layer="layout" svg:width="0.07cm" svg:height="0cm" svg:x="2.061cm" svg:y="6.564cm" svg:viewBox="0 0 71 0" draw:points="71,0 0,0">
          <text:p/>
        </draw:polygon>
        <draw:line draw:style-name="gr5" draw:text-style-name="P5" draw:layer="layout" svg:x1="2.132cm" svg:y1="6.564cm" svg:x2="2.061cm" svg:y2="6.564cm">
          <text:p/>
        </draw:line>
        <draw:frame draw:style-name="gr34" draw:text-style-name="P7" draw:layer="layout" svg:width="0.451cm" svg:height="0.412cm" svg:x="1.735cm" svg:y="6.971cm">
          <draw:text-box>
            <text:p text:style-name="P6"><text:span text:style-name="T1">20</text:span></text:p>
          </draw:text-box>
        </draw:frame>
        <draw:polygon draw:style-name="gr4" draw:text-style-name="P4" draw:layer="layout" svg:width="0.07cm" svg:height="0cm" svg:x="2.061cm" svg:y="6.019cm" svg:viewBox="0 0 71 0" draw:points="71,0 0,0">
          <text:p/>
        </draw:polygon>
        <draw:line draw:style-name="gr5" draw:text-style-name="P5" draw:layer="layout" svg:x1="2.132cm" svg:y1="6.019cm" svg:x2="2.061cm" svg:y2="6.019cm">
          <text:p/>
        </draw:line>
        <draw:frame draw:style-name="gr32" draw:text-style-name="P7" draw:layer="layout" svg:width="0.226cm" svg:height="0.412cm" svg:x="1.863cm" svg:y="6.425cm">
          <draw:text-box>
            <text:p text:style-name="P6"><text:span text:style-name="T1">0</text:span></text:p>
          </draw:text-box>
        </draw:frame>
        <draw:polygon draw:style-name="gr4" draw:text-style-name="P4" draw:layer="layout" svg:width="0.07cm" svg:height="0cm" svg:x="2.061cm" svg:y="5.473cm" svg:viewBox="0 0 71 0" draw:points="71,0 0,0">
          <text:p/>
        </draw:polygon>
        <draw:line draw:style-name="gr5" draw:text-style-name="P5" draw:layer="layout" svg:x1="2.132cm" svg:y1="5.473cm" svg:x2="2.061cm" svg:y2="5.473cm">
          <text:p/>
        </draw:line>
        <draw:frame draw:style-name="gr34" draw:text-style-name="P7" draw:layer="layout" svg:width="0.451cm" svg:height="0.412cm" svg:x="1.735cm" svg:y="5.88cm">
          <draw:text-box>
            <text:p text:style-name="P6"><text:span text:style-name="T1">20</text:span></text:p>
          </draw:text-box>
        </draw:frame>
        <draw:polygon draw:style-name="gr4" draw:text-style-name="P4" draw:layer="layout" svg:width="0.07cm" svg:height="0cm" svg:x="2.061cm" svg:y="4.927cm" svg:viewBox="0 0 71 0" draw:points="71,0 0,0">
          <text:p/>
        </draw:polygon>
        <draw:line draw:style-name="gr5" draw:text-style-name="P5" draw:layer="layout" svg:x1="2.132cm" svg:y1="4.927cm" svg:x2="2.061cm" svg:y2="4.927cm">
          <text:p/>
        </draw:line>
        <draw:frame draw:style-name="gr34" draw:text-style-name="P7" draw:layer="layout" svg:width="0.451cm" svg:height="0.412cm" svg:x="1.735cm" svg:y="5.334cm">
          <draw:text-box>
            <text:p text:style-name="P6"><text:span text:style-name="T1">40</text:span></text:p>
          </draw:text-box>
        </draw:frame>
        <draw:polyline draw:style-name="gr8" draw:text-style-name="P5" draw:layer="layout" svg:width="7.158cm" svg:height="1.924cm" svg:x="2.49cm" svg:y="4.64cm" svg:viewBox="0 0 7159 1925" draw:points="0,1925 201,1788 402,1654 602,1525 803,1405 1004,1293 1205,1190 1406,1096 1606,1011 1807,933 1867,911 1927,890 1987,869 2047,849 2108,830 2168,811 2228,792 2288,774 2349,757 2409,740 2469,723 2529,707 2589,691 2650,675 2710,660 2770,646 2830,631 2890,617 2950,603 3010,590 3070,576 3130,563 3191,550 3251,538 3311,526 3371,514 3431,503 3491,491 3551,480 3611,469 3671,458 3732,447 3792,437 3852,427 3912,417 3972,407 4032,397 4092,387 4152,378 4212,369 4273,359 4333,351 4393,341 4453,333 4513,324 4574,315 4634,307 4694,298 4754,290 4814,282 4874,273 4934,266 4994,258 5054,250 5115,242 5175,234 5235,227 5295,219 5355,211 5415,203 5475,196 5535,189 5595,182 5656,174 5716,167 5776,159 5836,152 5896,146 5956,139 6016,131 6076,124 6136,117 6197,110 6257,103 6317,96 6377,89 6437,82 6498,76 6558,69 6618,62 6678,55 6738,48 6798,41 6858,35 6918,27 6978,21 7039,14 7099,7 7159,0">
          <text:p/>
        </draw:polyline>
        <draw:polyline draw:style-name="gr9" draw:text-style-name="P5" draw:layer="layout" svg:width="7.158cm" svg:height="3.021cm" svg:x="2.49cm" svg:y="5.468cm" svg:viewBox="0 0 7159 3022" draw:points="0,0 201,81 402,172 602,272 803,385 1004,510 1205,646 1406,794 1606,951 1807,1084 1807,1112 1867,1160 1927,1208 1987,1256 2047,1303 2108,1350 2168,1396 2228,1442 2288,1486 2349,1530 2409,1572 2469,1614 2529,1654 2589,1694 2650,1732 2710,1770 2770,1806 2830,1840 2890,1874 2950,1908 3010,1939 3070,1970 3130,2000 3191,2029 3251,2057 3311,2084 3371,2110 3431,2135 3491,2159 3551,2183 3611,2206 3671,2229 3732,2250 3792,2272 3852,2292 3912,2312 3972,2331 4032,2350 4092,2369 4152,2386 4212,2403 4273,2421 4333,2437 4393,2453 4453,2469 4513,2484 4574,2499 4634,2514 4694,2529 4754,2542 4814,2556 4874,2570 4934,2584 4994,2597 5054,2610 5115,2623 5175,2635 5235,2647 5295,2659 5355,2672 5415,2684 5475,2695 5535,2707 5595,2719 5656,2730 5716,2742 5776,2753 5836,2764 5896,2776 5956,2786 6016,2798 6076,2809 6136,2820 6197,2831 6257,2842 6317,2853 6377,2864 6437,2876 6498,2887 6558,2898 6618,2910 6678,2921 6738,2933 6798,2945 6858,2957 6918,2970 6978,2982 7039,2995 7099,3008 7159,3022">
          <text:p/>
        </draw:polyline>
        <draw:line draw:style-name="gr10" draw:text-style-name="P5" draw:layer="layout" svg:x1="2.132cm" svg:y1="8.681cm" svg:x2="2.132cm" svg:y2="4.448cm">
          <text:p/>
        </draw:line>
        <draw:line draw:style-name="gr10" draw:text-style-name="P5" draw:layer="layout" svg:x1="10.005cm" svg:y1="8.681cm" svg:x2="10.005cm" svg:y2="4.448cm">
          <text:p/>
        </draw:line>
        <draw:line draw:style-name="gr10" draw:text-style-name="P5" draw:layer="layout" svg:x1="2.132cm" svg:y1="8.681cm" svg:x2="10.005cm" svg:y2="8.681cm">
          <text:p/>
        </draw:line>
        <draw:line draw:style-name="gr10" draw:text-style-name="P5" draw:layer="layout" svg:x1="2.132cm" svg:y1="4.448cm" svg:x2="10.005cm" svg:y2="4.448cm">
          <text:p/>
        </draw:line>
        <draw:path draw:style-name="gr35" draw:text-style-name="P8" draw:layer="layout" svg:width="1.431cm" svg:height="0.891cm" svg:x="2.232cm" svg:y="4.575cm" svg:viewBox="0 0 1432 892" svg:d="M41 892h1350c27 0 41-18 41-51v-790c0-34-14-51-41-51h-1350c-27 0-41 17-41 51v790c0 33 14 51 41 51z">
          <text:p/>
        </draw:path>
        <draw:path draw:style-name="gr36" draw:text-style-name="P5" draw:layer="layout" svg:width="2.105cm" svg:height="0.918cm" svg:x="2.233cm" svg:y="4.507cm" svg:viewBox="0 0 2106 919" svg:d="M60 919h1986c40 0 60-18 60-53v-814c0-35-20-52-60-52h-1986c-40 0-60 17-60 52v814c0 35 20 53 60 53z">
          <text:p/>
        </draw:path>
        <draw:line draw:style-name="gr8" draw:text-style-name="P5" draw:layer="layout" svg:x1="2.313cm" svg:y1="4.792cm" svg:x2="2.716cm" svg:y2="4.792cm">
          <text:p/>
        </draw:line>
        <draw:frame draw:style-name="gr34" draw:text-style-name="P7" draw:layer="layout" svg:width="0.451cm" svg:height="0.412cm" svg:x="1.735cm" svg:y="4.788cm">
          <draw:text-box>
            <text:p text:style-name="P6"><text:span text:style-name="T1">60</text:span></text:p>
          </draw:text-box>
        </draw:frame>
        <draw:line draw:style-name="gr9" draw:text-style-name="P5" draw:layer="layout" svg:x1="2.313cm" svg:y1="5.199cm" svg:x2="2.716cm" svg:y2="5.199cm">
          <text:p/>
        </draw:line>
        <draw:frame draw:style-name="gr29" draw:text-style-name="P9" draw:layer="layout" svg:width="0.223cm" svg:height="0.351cm" svg:x="1.169cm" svg:y="6.309cm">
          <draw:image xlink:href="Pictures/1000045A000000A0000000FC2850EAD9DCDE4D55.svg" xlink:type="simple" xlink:show="embed" xlink:actuate="onLoad" loext:mime-type="image/svg+xml">
            <text:p/>
          </draw:image>
          <draw:image xlink:href="Pictures/10000201000000060000000A8647331FA76024B8.png" xlink:type="simple" xlink:show="embed" xlink:actuate="onLoad" loext:mime-type="image/png"/>
        </draw:frame>
        <draw:g>
          <svg:title>TexMaths</svg:title>
          <svg:desc>14§display§\beta§svg§600§FALSE§</svg:desc>
          <draw:g>
            <svg:title>TexMaths</svg:title>
            <svg:desc>14§display§\beta§svg§600§FALSE§</svg:desc>
            <draw:frame draw:style-name="gr29" draw:text-style-name="P9" draw:layer="layout" svg:width="0.281cm" svg:height="0.441cm" svg:x="5.702cm" svg:y="9.509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g>
        <draw:g>
          <svg:title>TexMaths</svg:title>
          <svg:desc>14§display§\eta = 0 §svg§600§FALSE§</svg:desc>
          <draw:frame draw:style-name="gr29" draw:text-style-name="P9" draw:layer="layout" svg:width="1.142cm" svg:height="0.433cm" svg:x="2.849cm" svg:y="4.535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svg:title>TexMaths</svg:title>
            <svg:desc>14§display§\eta = 0.5§svg§600§FALSE§</svg:desc>
            <draw:frame draw:style-name="gr29" draw:text-style-name="P9" draw:layer="layout" svg:width="1.557cm" svg:height="0.469cm" svg:x="2.757cm" svg:y="5.006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draw:polygon draw:style-name="gr3" draw:text-style-name="P3" draw:layer="layout" svg:width="9cm" svg:height="5.343cm" svg:x="1.145cm" svg:y="13.522cm" svg:viewBox="0 0 9001 5344" draw:points="0,5344 9001,5344 9001,0 0,0">
          <text:p/>
        </draw:polygon>
        <draw:polygon draw:style-name="gr3" draw:text-style-name="P3" draw:layer="layout" svg:width="8.019cm" svg:height="4.21cm" svg:x="1.978cm" svg:y="13.704cm" svg:viewBox="0 0 8020 4211" draw:points="0,4211 8020,4211 8020,0 0,0">
          <text:p/>
        </draw:polygon>
        <draw:polygon draw:style-name="gr4" draw:text-style-name="P4" draw:layer="layout" svg:width="0cm" svg:height="0.087cm" svg:x="2.343cm" svg:y="17.915cm" svg:viewBox="0 0 0 88" draw:points="0,0 0,88">
          <text:p/>
        </draw:polygon>
        <draw:line draw:style-name="gr5" draw:text-style-name="P5" draw:layer="layout" svg:x1="2.343cm" svg:y1="17.915cm" svg:x2="2.343cm" svg:y2="18.003cm">
          <text:p/>
        </draw:line>
        <draw:polygon draw:style-name="gr4" draw:text-style-name="P4" draw:layer="layout" svg:width="0cm" svg:height="0.087cm" svg:x="3.558cm" svg:y="17.915cm" svg:viewBox="0 0 0 88" draw:points="0,0 0,88">
          <text:p/>
        </draw:polygon>
        <draw:line draw:style-name="gr5" draw:text-style-name="P5" draw:layer="layout" svg:x1="3.558cm" svg:y1="17.915cm" svg:x2="3.558cm" svg:y2="18.003cm">
          <text:p/>
        </draw:line>
        <draw:frame draw:style-name="gr37" draw:text-style-name="P7" draw:layer="layout" svg:width="0.237cm" svg:height="0.522cm" svg:x="2.277cm" svg:y="18.05cm">
          <draw:text-box>
            <text:p text:style-name="P6"><text:span text:style-name="T1">0</text:span></text:p>
          </draw:text-box>
        </draw:frame>
        <draw:polygon draw:style-name="gr4" draw:text-style-name="P4" draw:layer="layout" svg:width="0cm" svg:height="0.087cm" svg:x="4.773cm" svg:y="17.915cm" svg:viewBox="0 0 0 88" draw:points="0,0 0,88">
          <text:p/>
        </draw:polygon>
        <draw:line draw:style-name="gr5" draw:text-style-name="P5" draw:layer="layout" svg:x1="4.773cm" svg:y1="17.915cm" svg:x2="4.773cm" svg:y2="18.003cm">
          <text:p/>
        </draw:line>
        <draw:frame draw:style-name="gr38" draw:text-style-name="P7" draw:layer="layout" svg:width="0.474cm" svg:height="0.522cm" svg:x="3.428cm" svg:y="18.05cm">
          <draw:text-box>
            <text:p text:style-name="P6"><text:span text:style-name="T1">10</text:span></text:p>
          </draw:text-box>
        </draw:frame>
        <draw:polygon draw:style-name="gr4" draw:text-style-name="P4" draw:layer="layout" svg:width="0cm" svg:height="0.087cm" svg:x="5.988cm" svg:y="17.915cm" svg:viewBox="0 0 0 88" draw:points="0,0 0,88">
          <text:p/>
        </draw:polygon>
        <draw:line draw:style-name="gr5" draw:text-style-name="P5" draw:layer="layout" svg:x1="5.988cm" svg:y1="17.915cm" svg:x2="5.988cm" svg:y2="18.003cm">
          <text:p/>
        </draw:line>
        <draw:frame draw:style-name="gr38" draw:text-style-name="P7" draw:layer="layout" svg:width="0.474cm" svg:height="0.522cm" svg:x="4.643cm" svg:y="18.05cm">
          <draw:text-box>
            <text:p text:style-name="P6"><text:span text:style-name="T1">20</text:span></text:p>
          </draw:text-box>
        </draw:frame>
        <draw:polygon draw:style-name="gr4" draw:text-style-name="P4" draw:layer="layout" svg:width="0cm" svg:height="0.087cm" svg:x="7.203cm" svg:y="17.915cm" svg:viewBox="0 0 0 88" draw:points="0,0 0,88">
          <text:p/>
        </draw:polygon>
        <draw:line draw:style-name="gr5" draw:text-style-name="P5" draw:layer="layout" svg:x1="7.203cm" svg:y1="17.915cm" svg:x2="7.203cm" svg:y2="18.003cm">
          <text:p/>
        </draw:line>
        <draw:frame draw:style-name="gr38" draw:text-style-name="P7" draw:layer="layout" svg:width="0.474cm" svg:height="0.522cm" svg:x="5.857cm" svg:y="18.05cm">
          <draw:text-box>
            <text:p text:style-name="P6"><text:span text:style-name="T1">30</text:span></text:p>
          </draw:text-box>
        </draw:frame>
        <draw:polygon draw:style-name="gr4" draw:text-style-name="P4" draw:layer="layout" svg:width="0cm" svg:height="0.087cm" svg:x="8.418cm" svg:y="17.915cm" svg:viewBox="0 0 0 88" draw:points="0,0 0,88">
          <text:p/>
        </draw:polygon>
        <draw:line draw:style-name="gr5" draw:text-style-name="P5" draw:layer="layout" svg:x1="8.418cm" svg:y1="17.915cm" svg:x2="8.418cm" svg:y2="18.003cm">
          <text:p/>
        </draw:line>
        <draw:frame draw:style-name="gr38" draw:text-style-name="P7" draw:layer="layout" svg:width="0.474cm" svg:height="0.522cm" svg:x="7.072cm" svg:y="18.05cm">
          <draw:text-box>
            <text:p text:style-name="P6"><text:span text:style-name="T1">40</text:span></text:p>
          </draw:text-box>
        </draw:frame>
        <draw:polygon draw:style-name="gr4" draw:text-style-name="P4" draw:layer="layout" svg:width="0cm" svg:height="0.087cm" svg:x="9.633cm" svg:y="17.915cm" svg:viewBox="0 0 0 88" draw:points="0,0 0,88">
          <text:p/>
        </draw:polygon>
        <draw:line draw:style-name="gr5" draw:text-style-name="P5" draw:layer="layout" svg:x1="9.633cm" svg:y1="17.915cm" svg:x2="9.633cm" svg:y2="18.003cm">
          <text:p/>
        </draw:line>
        <draw:frame draw:style-name="gr38" draw:text-style-name="P7" draw:layer="layout" svg:width="0.474cm" svg:height="0.522cm" svg:x="8.287cm" svg:y="18.05cm">
          <draw:text-box>
            <text:p text:style-name="P6"><text:span text:style-name="T1">50</text:span></text:p>
          </draw:text-box>
        </draw:frame>
        <draw:frame draw:style-name="gr38" draw:text-style-name="P7" draw:layer="layout" svg:width="0.474cm" svg:height="0.522cm" svg:x="9.503cm" svg:y="18.05cm">
          <draw:text-box>
            <text:p text:style-name="P6"><text:span text:style-name="T1">60</text:span></text:p>
          </draw:text-box>
        </draw:frame>
        <draw:polygon draw:style-name="gr4" draw:text-style-name="P4" draw:layer="layout" svg:width="0.071cm" svg:height="0cm" svg:x="1.906cm" svg:y="17.723cm" svg:viewBox="0 0 72 0" draw:points="72,0 0,0">
          <text:p/>
        </draw:polygon>
        <draw:line draw:style-name="gr5" draw:text-style-name="P5" draw:layer="layout" svg:x1="1.978cm" svg:y1="17.723cm" svg:x2="1.906cm" svg:y2="17.723cm">
          <text:p/>
        </draw:line>
        <draw:frame draw:style-name="gr39" draw:text-style-name="P7" draw:layer="layout" svg:width="0.277cm" svg:height="0.522cm" svg:x="5.907cm" svg:y="18.378cm">
          <draw:text-box>
            <text:p text:style-name="P6"><text:span text:style-name="T2">H</text:span></text:p>
          </draw:text-box>
        </draw:frame>
        <draw:polygon draw:style-name="gr4" draw:text-style-name="P4" draw:layer="layout" svg:width="0.071cm" svg:height="0cm" svg:x="1.906cm" svg:y="17.085cm" svg:viewBox="0 0 72 0" draw:points="72,0 0,0">
          <text:p/>
        </draw:polygon>
        <draw:line draw:style-name="gr5" draw:text-style-name="P5" draw:layer="layout" svg:x1="1.978cm" svg:y1="17.085cm" svg:x2="1.906cm" svg:y2="17.085cm">
          <text:p/>
        </draw:line>
        <draw:frame draw:style-name="gr40" draw:text-style-name="P7" draw:layer="layout" svg:width="0.237cm" svg:height="0.523cm" svg:x="1.705cm" svg:y="17.584cm">
          <draw:text-box>
            <text:p text:style-name="P6"><text:span text:style-name="T1">0</text:span></text:p>
          </draw:text-box>
        </draw:frame>
        <draw:polygon draw:style-name="gr4" draw:text-style-name="P4" draw:layer="layout" svg:width="0.071cm" svg:height="0cm" svg:x="1.906cm" svg:y="16.447cm" svg:viewBox="0 0 72 0" draw:points="72,0 0,0">
          <text:p/>
        </draw:polygon>
        <draw:line draw:style-name="gr5" draw:text-style-name="P5" draw:layer="layout" svg:x1="1.978cm" svg:y1="16.447cm" svg:x2="1.906cm" svg:y2="16.447cm">
          <text:p/>
        </draw:line>
        <draw:frame draw:style-name="gr38" draw:text-style-name="P7" draw:layer="layout" svg:width="0.474cm" svg:height="0.522cm" svg:x="1.573cm" svg:y="16.947cm">
          <draw:text-box>
            <text:p text:style-name="P6"><text:span text:style-name="T1">10</text:span></text:p>
          </draw:text-box>
        </draw:frame>
        <draw:polygon draw:style-name="gr4" draw:text-style-name="P4" draw:layer="layout" svg:width="0.071cm" svg:height="0cm" svg:x="1.906cm" svg:y="15.809cm" svg:viewBox="0 0 72 0" draw:points="72,0 0,0">
          <text:p/>
        </draw:polygon>
        <draw:line draw:style-name="gr5" draw:text-style-name="P5" draw:layer="layout" svg:x1="1.978cm" svg:y1="15.809cm" svg:x2="1.906cm" svg:y2="15.809cm">
          <text:p/>
        </draw:line>
        <draw:frame draw:style-name="gr38" draw:text-style-name="P7" draw:layer="layout" svg:width="0.474cm" svg:height="0.522cm" svg:x="1.573cm" svg:y="16.309cm">
          <draw:text-box>
            <text:p text:style-name="P6"><text:span text:style-name="T1">20</text:span></text:p>
          </draw:text-box>
        </draw:frame>
        <draw:polygon draw:style-name="gr4" draw:text-style-name="P4" draw:layer="layout" svg:width="0.071cm" svg:height="0cm" svg:x="1.906cm" svg:y="15.171cm" svg:viewBox="0 0 72 0" draw:points="72,0 0,0">
          <text:p/>
        </draw:polygon>
        <draw:line draw:style-name="gr5" draw:text-style-name="P5" draw:layer="layout" svg:x1="1.978cm" svg:y1="15.171cm" svg:x2="1.906cm" svg:y2="15.171cm">
          <text:p/>
        </draw:line>
        <draw:frame draw:style-name="gr41" draw:text-style-name="P7" draw:layer="layout" svg:width="0.474cm" svg:height="0.523cm" svg:x="1.573cm" svg:y="15.67cm">
          <draw:text-box>
            <text:p text:style-name="P6"><text:span text:style-name="T1">30</text:span></text:p>
          </draw:text-box>
        </draw:frame>
        <draw:polygon draw:style-name="gr4" draw:text-style-name="P4" draw:layer="layout" svg:width="0.071cm" svg:height="0cm" svg:x="1.906cm" svg:y="14.533cm" svg:viewBox="0 0 72 0" draw:points="72,0 0,0">
          <text:p/>
        </draw:polygon>
        <draw:line draw:style-name="gr5" draw:text-style-name="P5" draw:layer="layout" svg:x1="1.978cm" svg:y1="14.533cm" svg:x2="1.906cm" svg:y2="14.533cm">
          <text:p/>
        </draw:line>
        <draw:frame draw:style-name="gr38" draw:text-style-name="P7" draw:layer="layout" svg:width="0.474cm" svg:height="0.522cm" svg:x="1.573cm" svg:y="15.033cm">
          <draw:text-box>
            <text:p text:style-name="P6"><text:span text:style-name="T1">40</text:span></text:p>
          </draw:text-box>
        </draw:frame>
        <draw:polygon draw:style-name="gr4" draw:text-style-name="P4" draw:layer="layout" svg:width="0.071cm" svg:height="0cm" svg:x="1.906cm" svg:y="13.895cm" svg:viewBox="0 0 72 0" draw:points="72,0 0,0">
          <text:p/>
        </draw:polygon>
        <draw:line draw:style-name="gr5" draw:text-style-name="P5" draw:layer="layout" svg:x1="1.978cm" svg:y1="13.895cm" svg:x2="1.906cm" svg:y2="13.895cm">
          <text:p/>
        </draw:line>
        <draw:frame draw:style-name="gr38" draw:text-style-name="P7" draw:layer="layout" svg:width="0.474cm" svg:height="0.522cm" svg:x="1.573cm" svg:y="14.394cm">
          <draw:text-box>
            <text:p text:style-name="P6"><text:span text:style-name="T1">50</text:span></text:p>
          </draw:text-box>
        </draw:frame>
        <draw:frame draw:style-name="gr41" draw:text-style-name="P7" draw:layer="layout" svg:width="0.474cm" svg:height="0.523cm" svg:x="1.573cm" svg:y="13.756cm">
          <draw:text-box>
            <text:p text:style-name="P6"><text:span text:style-name="T1">60</text:span></text:p>
          </draw:text-box>
        </draw:frame>
        <draw:polygon draw:style-name="gr8" draw:text-style-name="P5" draw:layer="layout" svg:width="7.29cm" svg:height="3.828cm" svg:x="2.343cm" svg:y="13.895cm" svg:viewBox="0 0 7291 3829" draw:points="0,3829 7291,3829 7291,0 0,0">
          <text:p/>
        </draw:polygon>
        <draw:polyline draw:style-name="gr9" draw:text-style-name="P5" draw:layer="layout" svg:width="5.298cm" svg:height="3.755cm" svg:x="2.343cm" svg:y="13.968cm" svg:viewBox="0 0 5299 3756" draw:points="0,3756 2430,3756 2430,3629 2588,3532 2613,3405 2764,3305 2792,3178 2943,3078 2972,2951 3122,2851 3150,2724 3301,2624 3330,2497 3480,2397 3509,2270 3659,2170 3688,2043 3838,1943 3867,1816 4017,1716 4046,1589 4196,1489 4225,1361 4375,1261 4404,1135 4554,1034 4583,908 4733,807 4762,680 4912,581 4941,454 5091,353 5120,227 5271,126 5299,0">
          <text:p/>
        </draw:polyline>
        <draw:line draw:style-name="gr10" draw:text-style-name="P5" draw:layer="layout" svg:x1="1.978cm" svg:y1="17.915cm" svg:x2="1.978cm" svg:y2="13.704cm">
          <text:p/>
        </draw:line>
        <draw:line draw:style-name="gr10" draw:text-style-name="P5" draw:layer="layout" svg:x1="9.998cm" svg:y1="17.915cm" svg:x2="9.998cm" svg:y2="13.704cm">
          <text:p/>
        </draw:line>
        <draw:line draw:style-name="gr10" draw:text-style-name="P5" draw:layer="layout" svg:x1="1.978cm" svg:y1="17.915cm" svg:x2="9.998cm" svg:y2="17.915cm">
          <text:p/>
        </draw:line>
        <draw:line draw:style-name="gr10" draw:text-style-name="P5" draw:layer="layout" svg:x1="1.978cm" svg:y1="13.704cm" svg:x2="9.998cm" svg:y2="13.704cm">
          <text:p/>
        </draw:line>
        <draw:path draw:style-name="gr11" draw:text-style-name="P8" draw:layer="layout" svg:width="2.06cm" svg:height="0.819cm" svg:x="7.41cm" svg:y="15.419cm" svg:viewBox="0 0 2061 820" svg:d="M63 820h1934c43 0 64-18 64-51v-719c0-33-21-50-64-50h-1934c-42 0-63 17-63 50v719c0 33 21 51 63 51z">
          <text:p/>
        </draw:path>
        <draw:line draw:style-name="gr8" draw:text-style-name="P5" draw:layer="layout" svg:x1="7.537cm" svg:y1="15.61cm" svg:x2="7.947cm" svg:y2="15.61cm">
          <text:p/>
        </draw:line>
        <draw:frame draw:style-name="gr42" draw:text-style-name="P7" draw:layer="layout" svg:width="0.308cm" svg:height="0.432cm" draw:transform="rotate (1.5707963267949) translate (1.244cm 15.899cm)">
          <draw:text-box>
            <text:p text:style-name="P6"><text:span text:style-name="T2">V</text:span></text:p>
          </draw:text-box>
        </draw:frame>
        <draw:line draw:style-name="gr9" draw:text-style-name="P5" draw:layer="layout" svg:x1="7.56cm" svg:y1="15.997cm" svg:x2="7.97cm" svg:y2="15.997cm">
          <text:p/>
        </draw:line>
        <draw:frame draw:style-name="gr43" draw:text-style-name="P7" draw:layer="layout" svg:width="1.051cm" svg:height="0.522cm" svg:x="8.237cm" svg:y="15.427cm">
          <draw:text-box>
            <text:p text:style-name="P6"><text:span text:style-name="T2">beam</text:span></text:p>
          </draw:text-box>
        </draw:frame>
        <draw:frame draw:style-name="gr44" draw:text-style-name="P7" draw:layer="layout" svg:width="1.003cm" svg:height="0.522cm" svg:x="8.261cm" svg:y="15.804cm">
          <draw:text-box>
            <text:p text:style-name="P6"><text:span text:style-name="T2">crack</text:span></text:p>
          </draw:text-box>
        </draw:frame>
        <draw:polygon draw:style-name="gr3" draw:text-style-name="P3" draw:layer="layout" svg:width="8.92cm" svg:height="5.332cm" svg:x="11.135cm" svg:y="4.314cm" svg:viewBox="0 0 8921 5333" draw:points="0,5333 8921,5333 8921,0 0,0">
          <text:p/>
        </draw:polygon>
        <draw:polygon draw:style-name="gr3" draw:text-style-name="P3" draw:layer="layout" svg:width="7.834cm" svg:height="4.175cm" svg:x="12.077cm" svg:y="4.495cm" svg:viewBox="0 0 7835 4176" draw:points="0,4176 7835,4176 7835,0 0,0">
          <text:p/>
        </draw:polygon>
        <draw:polygon draw:style-name="gr4" draw:text-style-name="P4" draw:layer="layout" svg:width="0cm" svg:height="0.087cm" svg:x="12.433cm" svg:y="8.671cm" svg:viewBox="0 0 0 88" draw:points="0,0 0,88">
          <text:p/>
        </draw:polygon>
        <draw:line draw:style-name="gr5" draw:text-style-name="P5" draw:layer="layout" svg:x1="12.433cm" svg:y1="8.671cm" svg:x2="12.433cm" svg:y2="8.759cm">
          <text:p/>
        </draw:line>
        <draw:polygon draw:style-name="gr4" draw:text-style-name="P4" draw:layer="layout" svg:width="0cm" svg:height="0.087cm" svg:x="14.016cm" svg:y="8.671cm" svg:viewBox="0 0 0 88" draw:points="0,0 0,88">
          <text:p/>
        </draw:polygon>
        <draw:line draw:style-name="gr5" draw:text-style-name="P5" draw:layer="layout" svg:x1="14.016cm" svg:y1="8.671cm" svg:x2="14.016cm" svg:y2="8.759cm">
          <text:p/>
        </draw:line>
        <draw:frame draw:style-name="gr45" draw:text-style-name="P7" draw:layer="layout" svg:width="0.263cm" svg:height="0.506cm" svg:x="12.369cm" svg:y="8.804cm">
          <draw:text-box>
            <text:p text:style-name="P6"><text:span text:style-name="T1">0</text:span></text:p>
          </draw:text-box>
        </draw:frame>
        <draw:polygon draw:style-name="gr4" draw:text-style-name="P4" draw:layer="layout" svg:width="0cm" svg:height="0.087cm" svg:x="15.599cm" svg:y="8.671cm" svg:viewBox="0 0 0 88" draw:points="0,0 0,88">
          <text:p/>
        </draw:polygon>
        <draw:line draw:style-name="gr5" draw:text-style-name="P5" draw:layer="layout" svg:x1="15.599cm" svg:y1="8.671cm" svg:x2="15.599cm" svg:y2="8.759cm">
          <text:p/>
        </draw:line>
        <draw:frame draw:style-name="gr46" draw:text-style-name="P7" draw:layer="layout" svg:width="0.525cm" svg:height="0.506cm" svg:x="13.888cm" svg:y="8.804cm">
          <draw:text-box>
            <text:p text:style-name="P6"><text:span text:style-name="T1">20</text:span></text:p>
          </draw:text-box>
        </draw:frame>
        <draw:polygon draw:style-name="gr4" draw:text-style-name="P4" draw:layer="layout" svg:width="0cm" svg:height="0.087cm" svg:x="17.181cm" svg:y="8.671cm" svg:viewBox="0 0 0 88" draw:points="0,0 0,88">
          <text:p/>
        </draw:polygon>
        <draw:line draw:style-name="gr5" draw:text-style-name="P5" draw:layer="layout" svg:x1="17.181cm" svg:y1="8.671cm" svg:x2="17.181cm" svg:y2="8.759cm">
          <text:p/>
        </draw:line>
        <draw:frame draw:style-name="gr47" draw:text-style-name="P7" draw:layer="layout" svg:width="0.524cm" svg:height="0.506cm" svg:x="15.471cm" svg:y="8.804cm">
          <draw:text-box>
            <text:p text:style-name="P6"><text:span text:style-name="T1">40</text:span></text:p>
          </draw:text-box>
        </draw:frame>
        <draw:polygon draw:style-name="gr4" draw:text-style-name="P4" draw:layer="layout" svg:width="0cm" svg:height="0.087cm" svg:x="18.764cm" svg:y="8.671cm" svg:viewBox="0 0 0 88" draw:points="0,0 0,88">
          <text:p/>
        </draw:polygon>
        <draw:line draw:style-name="gr5" draw:text-style-name="P5" draw:layer="layout" svg:x1="18.764cm" svg:y1="8.671cm" svg:x2="18.764cm" svg:y2="8.759cm">
          <text:p/>
        </draw:line>
        <draw:frame draw:style-name="gr47" draw:text-style-name="P7" draw:layer="layout" svg:width="0.524cm" svg:height="0.506cm" svg:x="17.054cm" svg:y="8.804cm">
          <draw:text-box>
            <text:p text:style-name="P6"><text:span text:style-name="T1">60</text:span></text:p>
          </draw:text-box>
        </draw:frame>
        <draw:polygon draw:style-name="gr4" draw:text-style-name="P4" draw:layer="layout" svg:width="0.07cm" svg:height="0cm" svg:x="12.006cm" svg:y="8.48cm" svg:viewBox="0 0 71 0" draw:points="71,0 0,0">
          <text:p/>
        </draw:polygon>
        <draw:line draw:style-name="gr5" draw:text-style-name="P5" draw:layer="layout" svg:x1="12.077cm" svg:y1="8.48cm" svg:x2="12.006cm" svg:y2="8.48cm">
          <text:p/>
        </draw:line>
        <draw:frame draw:style-name="gr47" draw:text-style-name="P7" draw:layer="layout" svg:width="0.524cm" svg:height="0.506cm" svg:x="18.636cm" svg:y="8.804cm">
          <draw:text-box>
            <text:p text:style-name="P6"><text:span text:style-name="T1">80</text:span></text:p>
          </draw:text-box>
        </draw:frame>
        <draw:polygon draw:style-name="gr4" draw:text-style-name="P4" draw:layer="layout" svg:width="0.07cm" svg:height="0cm" svg:x="12.006cm" svg:y="7.95cm" svg:viewBox="0 0 71 0" draw:points="71,0 0,0">
          <text:p/>
        </draw:polygon>
        <draw:line draw:style-name="gr5" draw:text-style-name="P5" draw:layer="layout" svg:x1="12.077cm" svg:y1="7.95cm" svg:x2="12.006cm" svg:y2="7.95cm">
          <text:p/>
        </draw:line>
        <draw:frame draw:style-name="gr45" draw:text-style-name="P7" draw:layer="layout" svg:width="0.263cm" svg:height="0.506cm" svg:x="11.809cm" svg:y="8.343cm">
          <draw:text-box>
            <text:p text:style-name="P6"><text:span text:style-name="T1">0</text:span></text:p>
          </draw:text-box>
        </draw:frame>
        <draw:polygon draw:style-name="gr4" draw:text-style-name="P4" draw:layer="layout" svg:width="0.07cm" svg:height="0cm" svg:x="12.006cm" svg:y="7.42cm" svg:viewBox="0 0 71 0" draw:points="71,0 0,0">
          <text:p/>
        </draw:polygon>
        <draw:line draw:style-name="gr5" draw:text-style-name="P5" draw:layer="layout" svg:x1="12.077cm" svg:y1="7.42cm" svg:x2="12.006cm" svg:y2="7.42cm">
          <text:p/>
        </draw:line>
        <draw:frame draw:style-name="gr47" draw:text-style-name="P7" draw:layer="layout" svg:width="0.524cm" svg:height="0.506cm" svg:x="11.681cm" svg:y="7.813cm">
          <draw:text-box>
            <text:p text:style-name="P6"><text:span text:style-name="T1">25</text:span></text:p>
          </draw:text-box>
        </draw:frame>
        <draw:polygon draw:style-name="gr4" draw:text-style-name="P4" draw:layer="layout" svg:width="0.07cm" svg:height="0cm" svg:x="12.006cm" svg:y="6.89cm" svg:viewBox="0 0 71 0" draw:points="71,0 0,0">
          <text:p/>
        </draw:polygon>
        <draw:line draw:style-name="gr5" draw:text-style-name="P5" draw:layer="layout" svg:x1="12.077cm" svg:y1="6.89cm" svg:x2="12.006cm" svg:y2="6.89cm">
          <text:p/>
        </draw:line>
        <draw:frame draw:style-name="gr47" draw:text-style-name="P7" draw:layer="layout" svg:width="0.524cm" svg:height="0.506cm" svg:x="11.681cm" svg:y="7.283cm">
          <draw:text-box>
            <text:p text:style-name="P6"><text:span text:style-name="T1">50</text:span></text:p>
          </draw:text-box>
        </draw:frame>
        <draw:polygon draw:style-name="gr4" draw:text-style-name="P4" draw:layer="layout" svg:width="0.07cm" svg:height="0cm" svg:x="12.006cm" svg:y="6.36cm" svg:viewBox="0 0 71 0" draw:points="71,0 0,0">
          <text:p/>
        </draw:polygon>
        <draw:line draw:style-name="gr5" draw:text-style-name="P5" draw:layer="layout" svg:x1="12.077cm" svg:y1="6.36cm" svg:x2="12.006cm" svg:y2="6.36cm">
          <text:p/>
        </draw:line>
        <draw:frame draw:style-name="gr47" draw:text-style-name="P7" draw:layer="layout" svg:width="0.524cm" svg:height="0.506cm" svg:x="11.681cm" svg:y="6.752cm">
          <draw:text-box>
            <text:p text:style-name="P6"><text:span text:style-name="T1">75</text:span></text:p>
          </draw:text-box>
        </draw:frame>
        <draw:polygon draw:style-name="gr4" draw:text-style-name="P4" draw:layer="layout" svg:width="0.07cm" svg:height="0cm" svg:x="12.006cm" svg:y="5.829cm" svg:viewBox="0 0 71 0" draw:points="71,0 0,0">
          <text:p/>
        </draw:polygon>
        <draw:line draw:style-name="gr5" draw:text-style-name="P5" draw:layer="layout" svg:x1="12.077cm" svg:y1="5.829cm" svg:x2="12.006cm" svg:y2="5.829cm">
          <text:p/>
        </draw:line>
        <draw:frame draw:style-name="gr48" draw:text-style-name="P7" draw:layer="layout" svg:width="0.785cm" svg:height="0.506cm" svg:x="11.553cm" svg:y="6.223cm">
          <draw:text-box>
            <text:p text:style-name="P6"><text:span text:style-name="T1">100</text:span></text:p>
          </draw:text-box>
        </draw:frame>
        <draw:polygon draw:style-name="gr4" draw:text-style-name="P4" draw:layer="layout" svg:width="0.07cm" svg:height="0cm" svg:x="12.006cm" svg:y="5.299cm" svg:viewBox="0 0 71 0" draw:points="71,0 0,0">
          <text:p/>
        </draw:polygon>
        <draw:line draw:style-name="gr5" draw:text-style-name="P5" draw:layer="layout" svg:x1="12.077cm" svg:y1="5.299cm" svg:x2="12.006cm" svg:y2="5.299cm">
          <text:p/>
        </draw:line>
        <draw:frame draw:style-name="gr48" draw:text-style-name="P7" draw:layer="layout" svg:width="0.785cm" svg:height="0.506cm" svg:x="11.553cm" svg:y="5.692cm">
          <draw:text-box>
            <text:p text:style-name="P6"><text:span text:style-name="T1">125</text:span></text:p>
          </draw:text-box>
        </draw:frame>
        <draw:polygon draw:style-name="gr4" draw:text-style-name="P4" draw:layer="layout" svg:width="0.07cm" svg:height="0cm" svg:x="12.006cm" svg:y="4.768cm" svg:viewBox="0 0 71 0" draw:points="71,0 0,0">
          <text:p/>
        </draw:polygon>
        <draw:line draw:style-name="gr5" draw:text-style-name="P5" draw:layer="layout" svg:x1="12.077cm" svg:y1="4.768cm" svg:x2="12.006cm" svg:y2="4.768cm">
          <text:p/>
        </draw:line>
        <draw:frame draw:style-name="gr49" draw:text-style-name="P7" draw:layer="layout" svg:width="0.785cm" svg:height="0.507cm" svg:x="11.553cm" svg:y="5.161cm">
          <draw:text-box>
            <text:p text:style-name="P6"><text:span text:style-name="T1">150</text:span></text:p>
          </draw:text-box>
        </draw:frame>
        <draw:polyline draw:style-name="gr8" draw:text-style-name="P5" draw:layer="layout" svg:width="7.122cm" svg:height="1.496cm" svg:x="12.433cm" svg:y="6.984cm" svg:viewBox="0 0 7123 1497" draw:points="0,1497 200,1390 400,1286 599,1186 799,1093 999,1004 1199,925 1399,851 1598,785 1798,725 1858,708 1918,691 1978,675 2037,660 2098,645 2157,630 2217,616 2277,601 2337,588 2397,574 2457,562 2517,549 2576,537 2637,525 2696,513 2756,501 2816,490 2875,479 2936,468 2995,458 3055,448 3115,438 3174,428 3235,418 3294,409 3354,400 3414,391 3474,382 3534,373 3594,364 3653,357 3713,348 3773,340 3833,332 3893,324 3952,317 4013,309 4072,301 4132,294 4192,287 4251,280 4312,273 4371,265 4431,258 4491,252 4551,245 4611,238 4670,232 4730,226 4790,219 4850,213 4910,206 4970,200 5029,194 5090,188 5149,182 5209,176 5269,170 5328,164 5389,159 5448,152 5508,147 5568,141 5627,135 5688,130 5747,124 5807,119 5867,113 5927,107 5987,102 6046,97 6106,91 6166,85 6226,80 6286,75 6346,70 6405,64 6466,59 6525,53 6585,48 6645,43 6704,38 6765,32 6824,27 6884,21 6944,16 7004,11 7064,6 7123,0">
          <text:p/>
        </draw:polyline>
        <draw:polyline draw:style-name="gr9" draw:text-style-name="P5" draw:layer="layout" svg:width="7.122cm" svg:height="3.785cm" svg:x="12.433cm" svg:y="4.684cm" svg:viewBox="0 0 7123 3786" draw:points="0,2944 200,3008 400,3078 599,3156 799,3243 999,3340 1199,3447 1399,3562 1598,3683 1798,3786 1798,0 1858,75 1918,149 1978,223 2037,297 2098,368 2157,438 2217,507 2277,574 2337,638 2397,700 2457,761 2517,818 2576,874 2637,928 2696,979 2756,1028 2816,1075 2875,1120 2936,1163 2995,1204 3055,1243 3115,1281 3174,1317 3235,1351 3294,1384 3354,1416 3414,1446 3474,1474 3534,1502 3594,1529 3653,1554 3713,1579 3773,1602 3833,1625 3893,1646 3952,1667 4013,1688 4072,1707 4132,1725 4192,1744 4251,1762 4312,1778 4371,1795 4431,1811 4491,1826 4551,1841 4611,1855 4670,1870 4730,1884 4790,1897 4850,1910 4910,1923 4970,1936 5029,1948 5090,1960 5149,1972 5209,1984 5269,1995 5328,2006 5389,2016 5448,2028 5508,2038 5568,2048 5627,2058 5688,2069 5747,2079 5807,2088 5867,2098 5927,2108 5987,2117 6046,2127 6106,2137 6166,2146 6226,2156 6286,2165 6346,2174 6405,2184 6466,2193 6525,2202 6585,2212 6645,2221 6704,2231 6765,2241 6824,2250 6884,2260 6944,2270 7004,2280 7064,2290 7123,2301">
          <text:p/>
        </draw:polyline>
        <draw:line draw:style-name="gr10" draw:text-style-name="P5" draw:layer="layout" svg:x1="12.077cm" svg:y1="8.671cm" svg:x2="12.077cm" svg:y2="4.495cm">
          <text:p/>
        </draw:line>
        <draw:line draw:style-name="gr10" draw:text-style-name="P5" draw:layer="layout" svg:x1="19.911cm" svg:y1="8.671cm" svg:x2="19.911cm" svg:y2="4.495cm">
          <text:p/>
        </draw:line>
        <draw:line draw:style-name="gr10" draw:text-style-name="P5" draw:layer="layout" svg:x1="12.077cm" svg:y1="8.671cm" svg:x2="19.912cm" svg:y2="8.671cm">
          <text:p/>
        </draw:line>
        <draw:line draw:style-name="gr10" draw:text-style-name="P5" draw:layer="layout" svg:x1="12.077cm" svg:y1="4.495cm" svg:x2="19.912cm" svg:y2="4.495cm">
          <text:p/>
        </draw:line>
        <draw:path draw:style-name="gr11" draw:text-style-name="P8" draw:layer="layout" svg:width="2.362cm" svg:height="1.015cm" svg:x="17.408cm" svg:y="4.652cm" svg:viewBox="0 0 2363 1016" svg:d="M67 1016h2229c44 0 67-20 67-59v-899c0-39-23-58-67-58h-2229c-44 0-67 19-67 58v899c0 39 23 59 67 59z">
          <text:p/>
        </draw:path>
        <draw:line draw:style-name="gr8" draw:text-style-name="P5" draw:layer="layout" svg:x1="17.555cm" svg:y1="4.846cm" svg:x2="17.956cm" svg:y2="4.846cm">
          <text:p/>
        </draw:line>
        <draw:frame draw:style-name="gr48" draw:text-style-name="P7" draw:layer="layout" svg:width="0.785cm" svg:height="0.506cm" svg:x="11.553cm" svg:y="4.632cm">
          <draw:text-box>
            <text:p text:style-name="P6"><text:span text:style-name="T1">175</text:span></text:p>
          </draw:text-box>
        </draw:frame>
        <draw:line draw:style-name="gr9" draw:text-style-name="P5" draw:layer="layout" svg:x1="17.555cm" svg:y1="5.378cm" svg:x2="17.956cm" svg:y2="5.378cm">
          <text:p/>
        </draw:line>
        <draw:frame draw:style-name="gr29" draw:text-style-name="P9" draw:layer="layout" svg:width="0.223cm" svg:height="0.351cm" svg:x="11.208cm" svg:y="6.624cm">
          <draw:image xlink:href="Pictures/1000045A000000A0000000FC2850EAD9DCDE4D55.svg" xlink:type="simple" xlink:show="embed" xlink:actuate="onLoad" loext:mime-type="image/svg+xml">
            <text:p/>
          </draw:image>
          <draw:image xlink:href="Pictures/10000201000000060000000A8647331FA76024B8.png" xlink:type="simple" xlink:show="embed" xlink:actuate="onLoad" loext:mime-type="image/png"/>
        </draw:frame>
        <draw:g>
          <svg:title>TexMaths</svg:title>
          <svg:desc>14§display§\beta§svg§600§FALSE§</svg:desc>
          <draw:g>
            <svg:title>TexMaths</svg:title>
            <svg:desc>14§display§\beta§svg§600§FALSE§</svg:desc>
            <draw:frame draw:style-name="gr29" draw:text-style-name="P9" draw:layer="layout" svg:width="0.281cm" svg:height="0.441cm" svg:x="16.046cm" svg:y="9.243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g>
        <draw:g>
          <svg:title>TexMaths</svg:title>
          <svg:desc>14§display§\eta = 0 §svg§600§FALSE§</svg:desc>
          <draw:frame draw:style-name="gr29" draw:text-style-name="P9" draw:layer="layout" svg:width="1.142cm" svg:height="0.433cm" svg:x="18.185cm" svg:y="4.68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svg:title>TexMaths</svg:title>
            <svg:desc>14§display§\eta = 0.5§svg§600§FALSE§</svg:desc>
            <draw:frame draw:style-name="gr29" draw:text-style-name="P9" draw:layer="layout" svg:width="1.557cm" svg:height="0.469cm" svg:x="18.093cm" svg:y="5.151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draw:polygon draw:style-name="gr3" draw:text-style-name="P3" draw:layer="layout" svg:width="8.86cm" svg:height="5.376cm" svg:x="11.547cm" svg:y="13.53cm" svg:viewBox="0 0 8861 5377" draw:points="0,5377 8861,5377 8861,0 0,0">
          <text:p/>
        </draw:polygon>
        <draw:polygon draw:style-name="gr3" draw:text-style-name="P3" draw:layer="layout" svg:width="7.895cm" svg:height="4.236cm" svg:x="12.367cm" svg:y="13.713cm" svg:viewBox="0 0 7896 4237" draw:points="0,4237 7896,4237 7896,0 0,0">
          <text:p/>
        </draw:polygon>
        <draw:polygon draw:style-name="gr4" draw:text-style-name="P4" draw:layer="layout" svg:width="0cm" svg:height="0.088cm" svg:x="12.726cm" svg:y="17.95cm" svg:viewBox="0 0 0 89" draw:points="0,0 0,89">
          <text:p/>
        </draw:polygon>
        <draw:line draw:style-name="gr5" draw:text-style-name="P5" draw:layer="layout" svg:x1="12.726cm" svg:y1="17.95cm" svg:x2="12.726cm" svg:y2="18.039cm">
          <text:p/>
        </draw:line>
        <draw:polygon draw:style-name="gr4" draw:text-style-name="P4" draw:layer="layout" svg:width="0cm" svg:height="0.088cm" svg:x="13.922cm" svg:y="17.95cm" svg:viewBox="0 0 0 89" draw:points="0,0 0,89">
          <text:p/>
        </draw:polygon>
        <draw:line draw:style-name="gr5" draw:text-style-name="P5" draw:layer="layout" svg:x1="13.922cm" svg:y1="17.95cm" svg:x2="13.922cm" svg:y2="18.039cm">
          <text:p/>
        </draw:line>
        <draw:frame draw:style-name="gr50" draw:text-style-name="P7" draw:layer="layout" svg:width="0.242cm" svg:height="0.533cm" svg:x="12.662cm" svg:y="18.086cm">
          <draw:text-box>
            <text:p text:style-name="P6"><text:span text:style-name="T1">0</text:span></text:p>
          </draw:text-box>
        </draw:frame>
        <draw:polygon draw:style-name="gr4" draw:text-style-name="P4" draw:layer="layout" svg:width="0cm" svg:height="0.088cm" svg:x="15.118cm" svg:y="17.95cm" svg:viewBox="0 0 0 89" draw:points="0,0 0,89">
          <text:p/>
        </draw:polygon>
        <draw:line draw:style-name="gr5" draw:text-style-name="P5" draw:layer="layout" svg:x1="15.118cm" svg:y1="17.95cm" svg:x2="15.118cm" svg:y2="18.039cm">
          <text:p/>
        </draw:line>
        <draw:frame draw:style-name="gr51" draw:text-style-name="P7" draw:layer="layout" svg:width="0.483cm" svg:height="0.533cm" svg:x="13.794cm" svg:y="18.086cm">
          <draw:text-box>
            <text:p text:style-name="P6"><text:span text:style-name="T1">10</text:span></text:p>
          </draw:text-box>
        </draw:frame>
        <draw:polygon draw:style-name="gr4" draw:text-style-name="P4" draw:layer="layout" svg:width="0cm" svg:height="0.088cm" svg:x="16.314cm" svg:y="17.95cm" svg:viewBox="0 0 0 89" draw:points="0,0 0,89">
          <text:p/>
        </draw:polygon>
        <draw:line draw:style-name="gr5" draw:text-style-name="P5" draw:layer="layout" svg:x1="16.314cm" svg:y1="17.95cm" svg:x2="16.314cm" svg:y2="18.039cm">
          <text:p/>
        </draw:line>
        <draw:frame draw:style-name="gr51" draw:text-style-name="P7" draw:layer="layout" svg:width="0.483cm" svg:height="0.533cm" svg:x="14.99cm" svg:y="18.086cm">
          <draw:text-box>
            <text:p text:style-name="P6"><text:span text:style-name="T1">20</text:span></text:p>
          </draw:text-box>
        </draw:frame>
        <draw:polygon draw:style-name="gr4" draw:text-style-name="P4" draw:layer="layout" svg:width="0cm" svg:height="0.088cm" svg:x="17.511cm" svg:y="17.95cm" svg:viewBox="0 0 0 89" draw:points="0,0 0,89">
          <text:p/>
        </draw:polygon>
        <draw:line draw:style-name="gr5" draw:text-style-name="P5" draw:layer="layout" svg:x1="17.511cm" svg:y1="17.95cm" svg:x2="17.511cm" svg:y2="18.039cm">
          <text:p/>
        </draw:line>
        <draw:frame draw:style-name="gr52" draw:text-style-name="P7" draw:layer="layout" svg:width="0.482cm" svg:height="0.533cm" svg:x="16.186cm" svg:y="18.086cm">
          <draw:text-box>
            <text:p text:style-name="P6"><text:span text:style-name="T1">30</text:span></text:p>
          </draw:text-box>
        </draw:frame>
        <draw:polygon draw:style-name="gr4" draw:text-style-name="P4" draw:layer="layout" svg:width="0cm" svg:height="0.088cm" svg:x="18.707cm" svg:y="17.95cm" svg:viewBox="0 0 0 89" draw:points="0,0 0,89">
          <text:p/>
        </draw:polygon>
        <draw:line draw:style-name="gr5" draw:text-style-name="P5" draw:layer="layout" svg:x1="18.707cm" svg:y1="17.95cm" svg:x2="18.707cm" svg:y2="18.039cm">
          <text:p/>
        </draw:line>
        <draw:frame draw:style-name="gr51" draw:text-style-name="P7" draw:layer="layout" svg:width="0.483cm" svg:height="0.533cm" svg:x="17.382cm" svg:y="18.086cm">
          <draw:text-box>
            <text:p text:style-name="P6"><text:span text:style-name="T1">40</text:span></text:p>
          </draw:text-box>
        </draw:frame>
        <draw:polygon draw:style-name="gr4" draw:text-style-name="P4" draw:layer="layout" svg:width="0cm" svg:height="0.088cm" svg:x="19.903cm" svg:y="17.95cm" svg:viewBox="0 0 0 89" draw:points="0,0 0,89">
          <text:p/>
        </draw:polygon>
        <draw:line draw:style-name="gr5" draw:text-style-name="P5" draw:layer="layout" svg:x1="19.903cm" svg:y1="17.95cm" svg:x2="19.903cm" svg:y2="18.039cm">
          <text:p/>
        </draw:line>
        <draw:frame draw:style-name="gr51" draw:text-style-name="P7" draw:layer="layout" svg:width="0.483cm" svg:height="0.533cm" svg:x="18.578cm" svg:y="18.086cm">
          <draw:text-box>
            <text:p text:style-name="P6"><text:span text:style-name="T1">50</text:span></text:p>
          </draw:text-box>
        </draw:frame>
        <draw:frame draw:style-name="gr52" draw:text-style-name="P7" draw:layer="layout" svg:width="0.482cm" svg:height="0.533cm" svg:x="19.775cm" svg:y="18.086cm">
          <draw:text-box>
            <text:p text:style-name="P6"><text:span text:style-name="T1">60</text:span></text:p>
          </draw:text-box>
        </draw:frame>
        <draw:polygon draw:style-name="gr4" draw:text-style-name="P4" draw:layer="layout" svg:width="0.069cm" svg:height="0cm" svg:x="12.296cm" svg:y="17.757cm" svg:viewBox="0 0 70 0" draw:points="70,0 0,0">
          <text:p/>
        </draw:polygon>
        <draw:line draw:style-name="gr5" draw:text-style-name="P5" draw:layer="layout" svg:x1="12.366cm" svg:y1="17.757cm" svg:x2="12.296cm" svg:y2="17.757cm">
          <text:p/>
        </draw:line>
        <draw:frame draw:style-name="gr53" draw:text-style-name="P7" draw:layer="layout" svg:width="0.282cm" svg:height="0.532cm" svg:x="16.234cm" svg:y="18.416cm">
          <draw:text-box>
            <text:p text:style-name="P6"><text:span text:style-name="T2">H</text:span></text:p>
          </draw:text-box>
        </draw:frame>
        <draw:polygon draw:style-name="gr4" draw:text-style-name="P4" draw:layer="layout" svg:width="0.069cm" svg:height="0cm" svg:x="12.296cm" svg:y="17.115cm" svg:viewBox="0 0 70 0" draw:points="70,0 0,0">
          <text:p/>
        </draw:polygon>
        <draw:line draw:style-name="gr5" draw:text-style-name="P5" draw:layer="layout" svg:x1="12.366cm" svg:y1="17.115cm" svg:x2="12.296cm" svg:y2="17.115cm">
          <text:p/>
        </draw:line>
        <draw:frame draw:style-name="gr50" draw:text-style-name="P7" draw:layer="layout" svg:width="0.242cm" svg:height="0.533cm" svg:x="12.098cm" svg:y="17.618cm">
          <draw:text-box>
            <text:p text:style-name="P6"><text:span text:style-name="T1">0</text:span></text:p>
          </draw:text-box>
        </draw:frame>
        <draw:polygon draw:style-name="gr4" draw:text-style-name="P4" draw:layer="layout" svg:width="0.069cm" svg:height="0cm" svg:x="12.296cm" svg:y="16.473cm" svg:viewBox="0 0 70 0" draw:points="70,0 0,0">
          <text:p/>
        </draw:polygon>
        <draw:line draw:style-name="gr5" draw:text-style-name="P5" draw:layer="layout" svg:x1="12.366cm" svg:y1="16.473cm" svg:x2="12.296cm" svg:y2="16.473cm">
          <text:p/>
        </draw:line>
        <draw:frame draw:style-name="gr52" draw:text-style-name="P7" draw:layer="layout" svg:width="0.482cm" svg:height="0.533cm" svg:x="11.969cm" svg:y="16.976cm">
          <draw:text-box>
            <text:p text:style-name="P6"><text:span text:style-name="T1">10</text:span></text:p>
          </draw:text-box>
        </draw:frame>
        <draw:polygon draw:style-name="gr4" draw:text-style-name="P4" draw:layer="layout" svg:width="0.069cm" svg:height="0cm" svg:x="12.296cm" svg:y="15.831cm" svg:viewBox="0 0 70 0" draw:points="70,0 0,0">
          <text:p/>
        </draw:polygon>
        <draw:line draw:style-name="gr5" draw:text-style-name="P5" draw:layer="layout" svg:x1="12.366cm" svg:y1="15.831cm" svg:x2="12.296cm" svg:y2="15.831cm">
          <text:p/>
        </draw:line>
        <draw:frame draw:style-name="gr54" draw:text-style-name="P7" draw:layer="layout" svg:width="0.482cm" svg:height="0.532cm" svg:x="11.969cm" svg:y="16.334cm">
          <draw:text-box>
            <text:p text:style-name="P6"><text:span text:style-name="T1">20</text:span></text:p>
          </draw:text-box>
        </draw:frame>
        <draw:polygon draw:style-name="gr4" draw:text-style-name="P4" draw:layer="layout" svg:width="0.069cm" svg:height="0cm" svg:x="12.296cm" svg:y="15.189cm" svg:viewBox="0 0 70 0" draw:points="70,0 0,0">
          <text:p/>
        </draw:polygon>
        <draw:line draw:style-name="gr5" draw:text-style-name="P5" draw:layer="layout" svg:x1="12.366cm" svg:y1="15.189cm" svg:x2="12.296cm" svg:y2="15.189cm">
          <text:p/>
        </draw:line>
        <draw:frame draw:style-name="gr54" draw:text-style-name="P7" draw:layer="layout" svg:width="0.482cm" svg:height="0.532cm" svg:x="11.969cm" svg:y="15.692cm">
          <draw:text-box>
            <text:p text:style-name="P6"><text:span text:style-name="T1">30</text:span></text:p>
          </draw:text-box>
        </draw:frame>
        <draw:polygon draw:style-name="gr4" draw:text-style-name="P4" draw:layer="layout" svg:width="0.069cm" svg:height="0cm" svg:x="12.296cm" svg:y="14.547cm" svg:viewBox="0 0 70 0" draw:points="70,0 0,0">
          <text:p/>
        </draw:polygon>
        <draw:line draw:style-name="gr5" draw:text-style-name="P5" draw:layer="layout" svg:x1="12.366cm" svg:y1="14.547cm" svg:x2="12.296cm" svg:y2="14.547cm">
          <text:p/>
        </draw:line>
        <draw:frame draw:style-name="gr54" draw:text-style-name="P7" draw:layer="layout" svg:width="0.482cm" svg:height="0.532cm" svg:x="11.969cm" svg:y="15.05cm">
          <draw:text-box>
            <text:p text:style-name="P6"><text:span text:style-name="T1">40</text:span></text:p>
          </draw:text-box>
        </draw:frame>
        <draw:polygon draw:style-name="gr4" draw:text-style-name="P4" draw:layer="layout" svg:width="0.069cm" svg:height="0cm" svg:x="12.296cm" svg:y="13.905cm" svg:viewBox="0 0 70 0" draw:points="70,0 0,0">
          <text:p/>
        </draw:polygon>
        <draw:line draw:style-name="gr5" draw:text-style-name="P5" draw:layer="layout" svg:x1="12.366cm" svg:y1="13.905cm" svg:x2="12.296cm" svg:y2="13.905cm">
          <text:p/>
        </draw:line>
        <draw:frame draw:style-name="gr54" draw:text-style-name="P7" draw:layer="layout" svg:width="0.482cm" svg:height="0.532cm" svg:x="11.969cm" svg:y="14.409cm">
          <draw:text-box>
            <text:p text:style-name="P6"><text:span text:style-name="T1">50</text:span></text:p>
          </draw:text-box>
        </draw:frame>
        <draw:frame draw:style-name="gr52" draw:text-style-name="P7" draw:layer="layout" svg:width="0.482cm" svg:height="0.533cm" svg:x="11.969cm" svg:y="13.766cm">
          <draw:text-box>
            <text:p text:style-name="P6"><text:span text:style-name="T1">60</text:span></text:p>
          </draw:text-box>
        </draw:frame>
        <draw:polygon draw:style-name="gr8" draw:text-style-name="P5" draw:layer="layout" svg:width="7.177cm" svg:height="3.851cm" svg:x="12.726cm" svg:y="13.905cm" svg:viewBox="0 0 7178 3852" draw:points="0,3852 7178,3852 7178,0 0,0">
          <text:p/>
        </draw:polygon>
        <draw:polyline draw:style-name="gr9" draw:text-style-name="P5" draw:layer="layout" svg:width="2.778cm" svg:height="3.633cm" svg:x="12.726cm" svg:y="14.124cm" svg:viewBox="0 0 2779 3634" draw:points="0,3634 2393,3634 2393,3313 2779,3067 2197,2992 2296,2676 2653,2418 2055,2412 1875,2106 2237,1850 1640,1830 1503,1518 1877,1267 1285,1219 1246,899 1633,654 1052,577 1168,261 1515,0 918,18">
          <text:p/>
        </draw:polyline>
        <draw:line draw:style-name="gr10" draw:text-style-name="P5" draw:layer="layout" svg:x1="12.367cm" svg:y1="17.949cm" svg:x2="12.367cm" svg:y2="13.713cm">
          <text:p/>
        </draw:line>
        <draw:line draw:style-name="gr10" draw:text-style-name="P5" draw:layer="layout" svg:x1="20.262cm" svg:y1="17.949cm" svg:x2="20.262cm" svg:y2="13.713cm">
          <text:p/>
        </draw:line>
        <draw:line draw:style-name="gr10" draw:text-style-name="P5" draw:layer="layout" svg:x1="12.367cm" svg:y1="17.95cm" svg:x2="20.262cm" svg:y2="17.95cm">
          <text:p/>
        </draw:line>
        <draw:line draw:style-name="gr10" draw:text-style-name="P5" draw:layer="layout" svg:x1="12.367cm" svg:y1="13.713cm" svg:x2="20.262cm" svg:y2="13.713cm">
          <text:p/>
        </draw:line>
        <draw:path draw:style-name="gr11" draw:text-style-name="P8" draw:layer="layout" svg:width="1.79cm" svg:height="0.824cm" svg:x="15.658cm" svg:y="15.42cm" svg:viewBox="0 0 1791 825" svg:d="M55 825h1681c37 0 55-18 55-52v-722c0-34-18-51-55-51h-1681c-37 0-55 17-55 51v722c0 34 18 52 55 52z">
          <text:p/>
        </draw:path>
        <draw:line draw:style-name="gr8" draw:text-style-name="P5" draw:layer="layout" svg:x1="15.739cm" svg:y1="15.625cm" svg:x2="16.143cm" svg:y2="15.625cm">
          <text:p/>
        </draw:line>
        <draw:frame draw:style-name="gr55" draw:text-style-name="P7" draw:layer="layout" svg:width="0.314cm" svg:height="0.441cm" draw:transform="rotate (1.5707963267949) translate (11.644cm 15.92cm)">
          <draw:text-box>
            <text:p text:style-name="P6"><text:span text:style-name="T2">V</text:span></text:p>
          </draw:text-box>
        </draw:frame>
        <draw:line draw:style-name="gr9" draw:text-style-name="P5" draw:layer="layout" svg:x1="15.739cm" svg:y1="16cm" svg:x2="16.143cm" svg:y2="16cm">
          <text:p/>
        </draw:line>
        <draw:frame draw:style-name="gr56" draw:text-style-name="P7" draw:layer="layout" svg:width="1.072cm" svg:height="0.533cm" svg:x="16.304cm" svg:y="15.468cm">
          <draw:text-box>
            <text:p text:style-name="P6"><text:span text:style-name="T2">beam</text:span></text:p>
          </draw:text-box>
        </draw:frame>
        <draw:frame draw:style-name="gr57" draw:text-style-name="P7" draw:layer="layout" svg:width="1.022cm" svg:height="0.532cm" svg:x="16.304cm" svg:y="15.842cm">
          <draw:text-box>
            <text:p text:style-name="P6"><text:span text:style-name="T2">crack</text:span></text:p>
          </draw:text-box>
        </draw:frame>
        <draw:polygon draw:style-name="gr3" draw:text-style-name="P3" draw:layer="layout" svg:width="8.731cm" svg:height="5.391cm" svg:x="11.547cm" svg:y="13.458cm" svg:viewBox="0 0 8732 5392" draw:points="0,5392 8732,5392 8732,0 0,0">
          <text:p/>
        </draw:polygon>
        <draw:polygon draw:style-name="gr3" draw:text-style-name="P3" draw:layer="layout" svg:width="7.78cm" svg:height="4.248cm" svg:x="12.355cm" svg:y="13.642cm" svg:viewBox="0 0 7781 4249" draw:points="0,4249 7781,4249 7781,0 0,0">
          <text:p/>
        </draw:polygon>
        <draw:polygon draw:style-name="gr4" draw:text-style-name="P4" draw:layer="layout" svg:width="0cm" svg:height="0.088cm" svg:x="12.709cm" svg:y="17.89cm" svg:viewBox="0 0 0 89" draw:points="0,0 0,89">
          <text:p/>
        </draw:polygon>
        <draw:line draw:style-name="gr5" draw:text-style-name="P5" draw:layer="layout" svg:x1="12.709cm" svg:y1="17.89cm" svg:x2="12.709cm" svg:y2="17.979cm">
          <text:p/>
        </draw:line>
        <draw:polygon draw:style-name="gr4" draw:text-style-name="P4" draw:layer="layout" svg:width="0cm" svg:height="0.088cm" svg:x="13.652cm" svg:y="17.89cm" svg:viewBox="0 0 0 89" draw:points="0,0 0,89">
          <text:p/>
        </draw:polygon>
        <draw:line draw:style-name="gr5" draw:text-style-name="P5" draw:layer="layout" svg:x1="13.652cm" svg:y1="17.89cm" svg:x2="13.652cm" svg:y2="17.979cm">
          <text:p/>
        </draw:line>
        <draw:frame draw:style-name="gr58" draw:text-style-name="P7" draw:layer="layout" svg:width="0.31cm" svg:height="0.617cm" svg:x="12.645cm" svg:y="18.027cm">
          <draw:text-box>
            <text:p text:style-name="P6"><text:span text:style-name="T1">0</text:span></text:p>
          </draw:text-box>
        </draw:frame>
        <draw:polygon draw:style-name="gr4" draw:text-style-name="P4" draw:layer="layout" svg:width="0cm" svg:height="0.088cm" svg:x="14.595cm" svg:y="17.89cm" svg:viewBox="0 0 0 89" draw:points="0,0 0,89">
          <text:p/>
        </draw:polygon>
        <draw:line draw:style-name="gr5" draw:text-style-name="P5" draw:layer="layout" svg:x1="14.595cm" svg:y1="17.89cm" svg:x2="14.595cm" svg:y2="17.979cm">
          <text:p/>
        </draw:line>
        <draw:frame draw:style-name="gr59" draw:text-style-name="P7" draw:layer="layout" svg:width="0.619cm" svg:height="0.617cm" svg:x="13.525cm" svg:y="18.027cm">
          <draw:text-box>
            <text:p text:style-name="P6"><text:span text:style-name="T1">20</text:span></text:p>
          </draw:text-box>
        </draw:frame>
        <draw:polygon draw:style-name="gr4" draw:text-style-name="P4" draw:layer="layout" svg:width="0cm" svg:height="0.088cm" svg:x="15.538cm" svg:y="17.89cm" svg:viewBox="0 0 0 89" draw:points="0,0 0,89">
          <text:p/>
        </draw:polygon>
        <draw:line draw:style-name="gr5" draw:text-style-name="P5" draw:layer="layout" svg:x1="15.538cm" svg:y1="17.89cm" svg:x2="15.538cm" svg:y2="17.979cm">
          <text:p/>
        </draw:line>
        <draw:frame draw:style-name="gr59" draw:text-style-name="P7" draw:layer="layout" svg:width="0.619cm" svg:height="0.617cm" svg:x="14.468cm" svg:y="18.027cm">
          <draw:text-box>
            <text:p text:style-name="P6"><text:span text:style-name="T1">40</text:span></text:p>
          </draw:text-box>
        </draw:frame>
        <draw:polygon draw:style-name="gr4" draw:text-style-name="P4" draw:layer="layout" svg:width="0cm" svg:height="0.088cm" svg:x="16.481cm" svg:y="17.89cm" svg:viewBox="0 0 0 89" draw:points="0,0 0,89">
          <text:p/>
        </draw:polygon>
        <draw:line draw:style-name="gr5" draw:text-style-name="P5" draw:layer="layout" svg:x1="16.481cm" svg:y1="17.89cm" svg:x2="16.481cm" svg:y2="17.979cm">
          <text:p/>
        </draw:line>
        <draw:frame draw:style-name="gr59" draw:text-style-name="P7" draw:layer="layout" svg:width="0.619cm" svg:height="0.617cm" svg:x="15.411cm" svg:y="18.027cm">
          <draw:text-box>
            <text:p text:style-name="P6"><text:span text:style-name="T1">60</text:span></text:p>
          </draw:text-box>
        </draw:frame>
        <draw:polygon draw:style-name="gr4" draw:text-style-name="P4" draw:layer="layout" svg:width="0cm" svg:height="0.088cm" svg:x="17.424cm" svg:y="17.89cm" svg:viewBox="0 0 0 89" draw:points="0,0 0,89">
          <text:p/>
        </draw:polygon>
        <draw:line draw:style-name="gr5" draw:text-style-name="P5" draw:layer="layout" svg:x1="17.424cm" svg:y1="17.89cm" svg:x2="17.424cm" svg:y2="17.979cm">
          <text:p/>
        </draw:line>
        <draw:frame draw:style-name="gr59" draw:text-style-name="P7" draw:layer="layout" svg:width="0.619cm" svg:height="0.617cm" svg:x="16.355cm" svg:y="18.027cm">
          <draw:text-box>
            <text:p text:style-name="P6"><text:span text:style-name="T1">80</text:span></text:p>
          </draw:text-box>
        </draw:frame>
        <draw:polygon draw:style-name="gr4" draw:text-style-name="P4" draw:layer="layout" svg:width="0cm" svg:height="0.088cm" svg:x="18.367cm" svg:y="17.89cm" svg:viewBox="0 0 0 89" draw:points="0,0 0,89">
          <text:p/>
        </draw:polygon>
        <draw:line draw:style-name="gr5" draw:text-style-name="P5" draw:layer="layout" svg:x1="18.367cm" svg:y1="17.89cm" svg:x2="18.367cm" svg:y2="17.979cm">
          <text:p/>
        </draw:line>
        <draw:frame draw:style-name="gr60" draw:text-style-name="P7" draw:layer="layout" svg:width="0.926cm" svg:height="0.617cm" svg:x="17.235cm" svg:y="18.027cm">
          <draw:text-box>
            <text:p text:style-name="P6"><text:span text:style-name="T1">100</text:span></text:p>
          </draw:text-box>
        </draw:frame>
        <draw:polygon draw:style-name="gr4" draw:text-style-name="P4" draw:layer="layout" svg:width="0cm" svg:height="0.088cm" svg:x="19.31cm" svg:y="17.89cm" svg:viewBox="0 0 0 89" draw:points="0,0 0,89">
          <text:p/>
        </draw:polygon>
        <draw:line draw:style-name="gr5" draw:text-style-name="P5" draw:layer="layout" svg:x1="19.31cm" svg:y1="17.89cm" svg:x2="19.31cm" svg:y2="17.979cm">
          <text:p/>
        </draw:line>
        <draw:frame draw:style-name="gr61" draw:text-style-name="P7" draw:layer="layout" svg:width="0.927cm" svg:height="0.617cm" svg:x="18.176cm" svg:y="18.027cm">
          <draw:text-box>
            <text:p text:style-name="P6"><text:span text:style-name="T1">120</text:span></text:p>
          </draw:text-box>
        </draw:frame>
        <draw:frame draw:style-name="gr60" draw:text-style-name="P7" draw:layer="layout" svg:width="0.926cm" svg:height="0.617cm" svg:x="19.121cm" svg:y="18.027cm">
          <draw:text-box>
            <text:p text:style-name="P6"><text:span text:style-name="T1">140</text:span></text:p>
          </draw:text-box>
        </draw:frame>
        <draw:polygon draw:style-name="gr4" draw:text-style-name="P4" draw:layer="layout" svg:width="0.068cm" svg:height="0cm" svg:x="12.285cm" svg:y="17.697cm" svg:viewBox="0 0 69 0" draw:points="69,0 0,0">
          <text:p/>
        </draw:polygon>
        <draw:line draw:style-name="gr5" draw:text-style-name="P5" draw:layer="layout" svg:x1="12.354cm" svg:y1="17.697cm" svg:x2="12.285cm" svg:y2="17.697cm">
          <text:p/>
        </draw:line>
        <draw:frame draw:style-name="gr62" draw:text-style-name="P7" draw:layer="layout" svg:width="0.362cm" svg:height="0.617cm" svg:x="16.166cm" svg:y="18.356cm">
          <draw:text-box>
            <text:p text:style-name="P6"><text:span text:style-name="T2">H</text:span></text:p>
          </draw:text-box>
        </draw:frame>
        <draw:polygon draw:style-name="gr4" draw:text-style-name="P4" draw:layer="layout" svg:width="0.068cm" svg:height="0cm" svg:x="12.285cm" svg:y="17.053cm" svg:viewBox="0 0 69 0" draw:points="69,0 0,0">
          <text:p/>
        </draw:polygon>
        <draw:line draw:style-name="gr5" draw:text-style-name="P5" draw:layer="layout" svg:x1="12.354cm" svg:y1="17.053cm" svg:x2="12.285cm" svg:y2="17.053cm">
          <text:p/>
        </draw:line>
        <draw:frame draw:style-name="gr58" draw:text-style-name="P7" draw:layer="layout" svg:width="0.31cm" svg:height="0.617cm" svg:x="12.089cm" svg:y="17.557cm">
          <draw:text-box>
            <text:p text:style-name="P6"><text:span text:style-name="T1">0</text:span></text:p>
          </draw:text-box>
        </draw:frame>
        <draw:polygon draw:style-name="gr4" draw:text-style-name="P4" draw:layer="layout" svg:width="0.068cm" svg:height="0cm" svg:x="12.285cm" svg:y="16.409cm" svg:viewBox="0 0 69 0" draw:points="69,0 0,0">
          <text:p/>
        </draw:polygon>
        <draw:line draw:style-name="gr5" draw:text-style-name="P5" draw:layer="layout" svg:x1="12.354cm" svg:y1="16.409cm" svg:x2="12.285cm" svg:y2="16.409cm">
          <text:p/>
        </draw:line>
        <draw:frame draw:style-name="gr59" draw:text-style-name="P7" draw:layer="layout" svg:width="0.619cm" svg:height="0.617cm" svg:x="11.963cm" svg:y="16.913cm">
          <draw:text-box>
            <text:p text:style-name="P6"><text:span text:style-name="T1">10</text:span></text:p>
          </draw:text-box>
        </draw:frame>
        <draw:polygon draw:style-name="gr4" draw:text-style-name="P4" draw:layer="layout" svg:width="0.068cm" svg:height="0cm" svg:x="12.285cm" svg:y="15.766cm" svg:viewBox="0 0 69 0" draw:points="69,0 0,0">
          <text:p/>
        </draw:polygon>
        <draw:line draw:style-name="gr5" draw:text-style-name="P5" draw:layer="layout" svg:x1="12.354cm" svg:y1="15.766cm" svg:x2="12.285cm" svg:y2="15.766cm">
          <text:p/>
        </draw:line>
        <draw:frame draw:style-name="gr59" draw:text-style-name="P7" draw:layer="layout" svg:width="0.619cm" svg:height="0.617cm" svg:x="11.963cm" svg:y="16.269cm">
          <draw:text-box>
            <text:p text:style-name="P6"><text:span text:style-name="T1">20</text:span></text:p>
          </draw:text-box>
        </draw:frame>
        <draw:polygon draw:style-name="gr4" draw:text-style-name="P4" draw:layer="layout" svg:width="0.068cm" svg:height="0cm" svg:x="12.285cm" svg:y="15.122cm" svg:viewBox="0 0 69 0" draw:points="69,0 0,0">
          <text:p/>
        </draw:polygon>
        <draw:line draw:style-name="gr5" draw:text-style-name="P5" draw:layer="layout" svg:x1="12.354cm" svg:y1="15.122cm" svg:x2="12.285cm" svg:y2="15.122cm">
          <text:p/>
        </draw:line>
        <draw:frame draw:style-name="gr63" draw:text-style-name="P7" draw:layer="layout" svg:width="0.619cm" svg:height="0.616cm" svg:x="11.963cm" svg:y="15.626cm">
          <draw:text-box>
            <text:p text:style-name="P6"><text:span text:style-name="T1">30</text:span></text:p>
          </draw:text-box>
        </draw:frame>
        <draw:polygon draw:style-name="gr4" draw:text-style-name="P4" draw:layer="layout" svg:width="0.068cm" svg:height="0cm" svg:x="12.285cm" svg:y="14.478cm" svg:viewBox="0 0 69 0" draw:points="69,0 0,0">
          <text:p/>
        </draw:polygon>
        <draw:line draw:style-name="gr5" draw:text-style-name="P5" draw:layer="layout" svg:x1="12.354cm" svg:y1="14.478cm" svg:x2="12.285cm" svg:y2="14.478cm">
          <text:p/>
        </draw:line>
        <draw:frame draw:style-name="gr59" draw:text-style-name="P7" draw:layer="layout" svg:width="0.619cm" svg:height="0.617cm" svg:x="11.963cm" svg:y="14.982cm">
          <draw:text-box>
            <text:p text:style-name="P6"><text:span text:style-name="T1">40</text:span></text:p>
          </draw:text-box>
        </draw:frame>
        <draw:polygon draw:style-name="gr4" draw:text-style-name="P4" draw:layer="layout" svg:width="0.068cm" svg:height="0cm" svg:x="12.285cm" svg:y="13.835cm" svg:viewBox="0 0 69 0" draw:points="69,0 0,0">
          <text:p/>
        </draw:polygon>
        <draw:line draw:style-name="gr5" draw:text-style-name="P5" draw:layer="layout" svg:x1="12.354cm" svg:y1="13.835cm" svg:x2="12.285cm" svg:y2="13.835cm">
          <text:p/>
        </draw:line>
        <draw:frame draw:style-name="gr59" draw:text-style-name="P7" draw:layer="layout" svg:width="0.619cm" svg:height="0.617cm" svg:x="11.963cm" svg:y="14.338cm">
          <draw:text-box>
            <text:p text:style-name="P6"><text:span text:style-name="T1">50</text:span></text:p>
          </draw:text-box>
        </draw:frame>
        <draw:frame draw:style-name="gr59" draw:text-style-name="P7" draw:layer="layout" svg:width="0.619cm" svg:height="0.617cm" svg:x="11.963cm" svg:y="13.693cm">
          <draw:text-box>
            <text:p text:style-name="P6"><text:span text:style-name="T1">60</text:span></text:p>
          </draw:text-box>
        </draw:frame>
        <draw:polygon draw:style-name="gr8" draw:text-style-name="P5" draw:layer="layout" svg:width="7.072cm" svg:height="3.862cm" svg:x="12.709cm" svg:y="13.835cm" svg:viewBox="0 0 7073 3863" draw:points="0,3863 7073,3863 7073,0 0,0">
          <text:p/>
        </draw:polygon>
        <draw:polyline draw:style-name="gr9" draw:text-style-name="P5" draw:layer="layout" svg:width="1.003cm" svg:height="3.823cm" svg:x="12.709cm" svg:y="13.874cm" svg:viewBox="0 0 1004 3824" draw:points="0,3824 943,3824 943,3695 1004,3597 912,3567 928,3440 985,3337 890,3334 862,3211 919,3109 825,3101 803,2975 862,2875 769,2856 763,2728 824,2629 732,2598 750,2472 805,2367 711,2374 671,2257 725,2151 631,2168 582,2058 631,1948 543,1994 468,1915 507,1798 457,1907 382,1985 289,1961 290,1832 352,1733 259,1705 272,1577 330,1474 235,1463 218,1337 278,1237 186,1213 189,1084 250,985 158,957 168,829 226,728 133,711 124,583 185,484 94,454 110,327 166,224 72,224 39,104 95,0 1,0">
          <text:p/>
        </draw:polyline>
        <draw:line draw:style-name="gr10" draw:text-style-name="P5" draw:layer="layout" svg:x1="12.355cm" svg:y1="17.89cm" svg:x2="12.355cm" svg:y2="13.642cm">
          <text:p/>
        </draw:line>
        <draw:line draw:style-name="gr10" draw:text-style-name="P5" draw:layer="layout" svg:x1="20.135cm" svg:y1="17.89cm" svg:x2="20.135cm" svg:y2="13.642cm">
          <text:p/>
        </draw:line>
        <draw:line draw:style-name="gr10" draw:text-style-name="P5" draw:layer="layout" svg:x1="12.355cm" svg:y1="17.89cm" svg:x2="20.135cm" svg:y2="17.89cm">
          <text:p/>
        </draw:line>
        <draw:line draw:style-name="gr10" draw:text-style-name="P5" draw:layer="layout" svg:x1="12.355cm" svg:y1="13.642cm" svg:x2="20.135cm" svg:y2="13.642cm">
          <text:p/>
        </draw:line>
        <draw:path draw:style-name="gr11" draw:text-style-name="P8" draw:layer="layout" svg:width="1.294cm" svg:height="0.826cm" svg:x="15.598cm" svg:y="15.353cm" svg:viewBox="0 0 1295 827" svg:d="M40 827h1215c27 0 40-17 40-51v-725c0-34-13-51-40-51h-1215c-27 0-40 17-40 51v725c0 34 13 51 40 51z">
          <text:p/>
        </draw:path>
        <draw:line draw:style-name="gr8" draw:text-style-name="P5" draw:layer="layout" svg:x1="15.678cm" svg:y1="15.559cm" svg:x2="16.076cm" svg:y2="15.559cm">
          <text:p/>
        </draw:line>
        <draw:frame draw:style-name="gr64" draw:text-style-name="P7" draw:layer="layout" svg:width="0.364cm" svg:height="0.566cm" draw:transform="rotate (1.5707963267949) translate (11.643cm 15.855cm)">
          <draw:text-box>
            <text:p text:style-name="P6"><text:span text:style-name="T2">V</text:span></text:p>
          </draw:text-box>
        </draw:frame>
        <draw:line draw:style-name="gr9" draw:text-style-name="P5" draw:layer="layout" svg:x1="15.678cm" svg:y1="15.934cm" svg:x2="16.076cm" svg:y2="15.934cm">
          <text:p/>
        </draw:line>
        <draw:frame draw:style-name="gr65" draw:text-style-name="P7" draw:layer="layout" svg:width="1.373cm" svg:height="0.617cm" svg:x="16.236cm" svg:y="15.401cm">
          <draw:text-box>
            <text:p text:style-name="P6"><text:span text:style-name="T2">beam</text:span></text:p>
          </draw:text-box>
        </draw:frame>
        <draw:frame draw:style-name="gr66" draw:text-style-name="P7" draw:layer="layout" svg:width="1.31cm" svg:height="0.617cm" svg:x="16.236cm" svg:y="15.777cm">
          <draw:text-box>
            <text:p text:style-name="P6"><text:span text:style-name="T2">crack</text:span></text:p>
          </draw:text-box>
        </draw:frame>
        <draw:frame draw:style-name="gr30" draw:text-style-name="P11" draw:layer="layout" svg:width="7.039cm" svg:height="4.517cm" svg:x="2.596cm" svg:y="20.449cm">
          <draw:text-box>
            <text:p><text:span text:style-name="T3">Observation:</text:span></text:p>
            <text:p text:style-name="P10"><text:span text:style-name="T4">If the curve is flipped after the point crack propagation reaches zero then it is observed that the crack propagation will yield constant growth possessing almost same angles which seems realistic because the far field condition is fixed.</text:span></text:p>
          </draw:text-box>
        </draw:frame>
        <draw:frame draw:style-name="gr30" draw:text-style-name="P11" draw:layer="layout" svg:width="7.039cm" svg:height="4.517cm" svg:x="12.467cm" svg:y="20.715cm">
          <draw:text-box>
            <text:p><text:span text:style-name="T3">Observation:</text:span></text:p>
            <text:p text:style-name="P10"><text:span text:style-name="T4">By changing the root when crack propagation reach 0 degrees shows that crack will propagate in the manner depicted above which seems quite unrealistic due to the fact that the crack bends downward after alternate steps and seems unrealistic.</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Sans" svg:font-family="DejaVuSans"/>
    <style:font-face style:name="DejaVuSans1" svg:font-family="DejaVuSans" style:font-pitch="variable"/>
    <style:font-face style:name="Liberation Sans1" svg:font-family="'Liberation Sans'" style:font-pitch="variable"/>
    <style:font-face style:name="Lucida Sans1" svg:font-family="'Lucid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9-01T21:46:56.886000000</meta:creation-date>
    <dc:date>2020-09-02T14:57:04.260000000</dc:date>
    <meta:editing-duration>PT42M26S</meta:editing-duration>
    <meta:editing-cycles>3</meta:editing-cycles>
    <meta:generator>LibreOffice/6.3.2.2$Windows_X86_64 LibreOffice_project/98b30e735bda24bc04ab42594c85f7fd8be07b9c</meta:generator>
    <meta:document-statistic meta:object-count="534"/>
  </office:meta>
</office:document-meta>
</file>